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1d2b32" officeooo:paragraph-rsid="003a2625"/>
    </style:style>
    <style:style style:name="P2" style:family="paragraph" style:parent-style-name="Standard">
      <style:paragraph-properties>
        <style:tab-stops>
          <style:tab-stop style:position="0.1898in"/>
        </style:tab-stops>
      </style:paragraph-properties>
      <style:text-properties officeooo:paragraph-rsid="001121f3"/>
    </style:style>
    <style:style style:name="P3" style:family="paragraph" style:parent-style-name="Standard">
      <style:paragraph-properties fo:margin-left="0.3543in" fo:margin-right="0in" fo:text-indent="0in" style:auto-text-indent="false"/>
      <style:text-properties style:font-name="Liberation Serif" officeooo:rsid="000b96a6" officeooo:paragraph-rsid="0011a72e"/>
    </style:style>
    <style:style style:name="P4" style:family="paragraph" style:parent-style-name="Standard">
      <style:paragraph-properties fo:margin-left="0.4335in" fo:margin-right="0in" fo:text-indent="-0.0783in" style:auto-text-indent="false"/>
      <style:text-properties style:font-name="Liberation Serif" officeooo:rsid="00332fb0" officeooo:paragraph-rsid="00332fb0"/>
    </style:style>
    <style:style style:name="P5" style:family="paragraph" style:parent-style-name="Standard">
      <style:paragraph-properties fo:margin-left="0.4335in" fo:margin-right="0in" fo:text-align="center" style:justify-single-word="false" fo:text-indent="-0.0783in" style:auto-text-indent="false"/>
      <style:text-properties style:font-name="Arial" fo:font-size="16pt" fo:font-weight="bold" officeooo:rsid="000b96a6" officeooo:paragraph-rsid="003a2625" style:font-size-asian="16pt" style:font-weight-asian="bold" style:font-size-complex="16pt" style:font-weight-complex="bold"/>
    </style:style>
    <style:style style:name="P6" style:family="paragraph" style:parent-style-name="Standard">
      <style:paragraph-properties fo:margin-left="0.4335in" fo:margin-right="0in" fo:text-indent="-0.0783in" style:auto-text-indent="false"/>
      <style:text-properties fo:font-size="16pt" fo:font-weight="bold" officeooo:rsid="001d105a" officeooo:paragraph-rsid="003a2625" style:font-size-asian="16pt" style:font-weight-asian="bold" style:font-size-complex="16pt" style:font-weight-complex="bold"/>
    </style:style>
    <style:style style:name="P7"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332fb0" style:font-size-asian="9pt" style:font-size-complex="9pt"/>
    </style:style>
    <style:style style:name="P8"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1f269a" style:font-size-asian="9pt" style:font-size-complex="9pt"/>
    </style:style>
    <style:style style:name="P9"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442362" style:font-size-asian="9pt" style:font-size-complex="9pt"/>
    </style:style>
    <style:style style:name="P10"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47deef" style:font-size-asian="9pt" style:font-size-complex="9pt"/>
    </style:style>
    <style:style style:name="P11"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21525b" style:font-size-asian="9pt" style:font-size-complex="9pt"/>
    </style:style>
    <style:style style:name="P12"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21a3bd" style:font-size-asian="9pt" style:font-size-complex="9pt"/>
    </style:style>
    <style:style style:name="P13"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2a022b" style:font-size-asian="9pt" style:font-size-complex="9pt"/>
    </style:style>
    <style:style style:name="P14"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4f078b" style:font-size-asian="9pt" style:font-size-complex="9pt"/>
    </style:style>
    <style:style style:name="P15"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1e0755" officeooo:paragraph-rsid="0027a618" style:font-size-asian="9pt" style:font-size-complex="9pt"/>
    </style:style>
    <style:style style:name="P16"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1e0755" officeooo:paragraph-rsid="003c0c28" style:font-size-asian="9pt" style:font-size-complex="9pt"/>
    </style:style>
    <style:style style:name="P17"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1e0755" officeooo:paragraph-rsid="001f269a" style:font-size-asian="9pt" style:font-size-complex="9pt"/>
    </style:style>
    <style:style style:name="P18"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1e0755" officeooo:paragraph-rsid="001e0755" style:font-size-asian="9pt" style:font-size-complex="9pt"/>
    </style:style>
    <style:style style:name="P19"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1e0755" officeooo:paragraph-rsid="0021525b" style:font-size-asian="9pt" style:font-size-complex="9pt"/>
    </style:style>
    <style:style style:name="P20"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1e0755" officeooo:paragraph-rsid="0026247b" style:font-size-asian="9pt" style:font-size-complex="9pt"/>
    </style:style>
    <style:style style:name="P21"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27a618" style:font-size-asian="9pt" style:font-size-complex="9pt"/>
    </style:style>
    <style:style style:name="P22"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3c0c28" style:font-size-asian="9pt" style:font-size-complex="9pt"/>
    </style:style>
    <style:style style:name="P23"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1f269a" style:font-size-asian="9pt" style:font-size-complex="9pt"/>
    </style:style>
    <style:style style:name="P24"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21a3bd" style:font-size-asian="9pt" style:font-size-complex="9pt"/>
    </style:style>
    <style:style style:name="P25"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26247b" style:font-size-asian="9pt" style:font-size-complex="9pt"/>
    </style:style>
    <style:style style:name="P26"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4f078b" style:font-size-asian="9pt" style:font-size-complex="9pt"/>
    </style:style>
    <style:style style:name="P27"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3c0c28" officeooo:paragraph-rsid="003c0c28" style:font-size-asian="9pt" style:font-size-complex="9pt"/>
    </style:style>
    <style:style style:name="P28"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3ea557" officeooo:paragraph-rsid="00442362" style:font-size-asian="9pt" style:font-size-complex="9pt"/>
    </style:style>
    <style:style style:name="P29"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3ee9df" officeooo:paragraph-rsid="00442362" style:font-size-asian="9pt" style:font-size-complex="9pt"/>
    </style:style>
    <style:style style:name="P30"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49820d" officeooo:paragraph-rsid="0049820d" style:font-size-asian="9pt" style:font-size-complex="9pt"/>
    </style:style>
    <style:style style:name="P31"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49a0cd" officeooo:paragraph-rsid="0049a0cd" style:font-size-asian="9pt" style:font-size-complex="9pt"/>
    </style:style>
    <style:style style:name="P32"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4b7a32" officeooo:paragraph-rsid="004b7a32" style:font-size-asian="9pt" style:font-size-complex="9pt"/>
    </style:style>
    <style:style style:name="P33"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4ea503" officeooo:paragraph-rsid="004ea503" style:font-size-asian="9pt" style:font-size-complex="9pt"/>
    </style:style>
    <style:style style:name="P34" style:family="paragraph" style:parent-style-name="Standard">
      <loext:graphic-properties draw:fill="solid" draw:fill-color="#e6e6e6" draw:opacity="100%"/>
      <style:paragraph-properties fo:margin-left="0.398in" fo:margin-right="0in" fo:margin-top="0in" fo:margin-bottom="0in" loext:contextual-spacing="false" fo:text-align="start" style:justify-single-word="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1e0755" officeooo:paragraph-rsid="00332fb0" style:font-size-asian="9pt" style:font-size-complex="9pt"/>
    </style:style>
    <style:style style:name="P35"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1e0755" officeooo:paragraph-rsid="001f269a" style:font-size-asian="9pt" style:font-size-complex="9pt"/>
    </style:style>
    <style:style style:name="P36" style:family="paragraph" style:parent-style-name="Standard">
      <style:paragraph-properties fo:margin-left="0.398in" fo:margin-right="0in" fo:margin-top="0in" fo:margin-bottom="0in" loext:contextual-spacing="false" fo:text-align="justify" style:justify-single-word="false" fo:text-indent="0in" style:auto-text-indent="fals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1e0755" officeooo:paragraph-rsid="00332fb0" style:font-size-asian="9pt" style:font-size-complex="9pt"/>
    </style:style>
    <style:style style:name="P37" style:family="paragraph" style:parent-style-name="Standard">
      <style:paragraph-properties fo:margin-left="0.398in" fo:margin-right="0in" fo:margin-top="0in" fo:margin-bottom="0in" loext:contextual-spacing="false" fo:text-align="justify" style:justify-single-word="false" fo:text-indent="0in" style:auto-text-indent="fals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2da83f" officeooo:paragraph-rsid="00332fb0" style:font-size-asian="9pt" style:font-size-complex="9pt"/>
    </style:style>
    <style:style style:name="P38" style:family="paragraph" style:parent-style-name="Standard">
      <style:paragraph-properties fo:margin-left="0.398in" fo:margin-right="0in" fo:margin-top="0in" fo:margin-bottom="0in" loext:contextual-spacing="false" fo:text-align="justify" style:justify-single-word="false" fo:text-indent="0in" style:auto-text-indent="fals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37f9b7" officeooo:paragraph-rsid="0037f9b7" style:font-size-asian="9pt" style:font-size-complex="9pt"/>
    </style:style>
    <style:style style:name="P39"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paragraph-rsid="001f269a" style:font-size-asian="9pt" style:font-size-complex="9pt"/>
    </style:style>
    <style:style style:name="P40"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paragraph-rsid="0047deef" style:font-size-asian="9pt" style:font-size-complex="9pt"/>
    </style:style>
    <style:style style:name="P41"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paragraph-rsid="002a022b" style:font-size-asian="9pt" style:font-size-complex="9pt"/>
    </style:style>
    <style:style style:name="P42"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paragraph-rsid="0026247b" style:font-size-asian="9pt" style:font-size-complex="9pt"/>
    </style:style>
    <style:style style:name="P43"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30bf06" officeooo:paragraph-rsid="00332fb0" style:font-size-asian="9pt" style:font-size-complex="9pt"/>
    </style:style>
    <style:style style:name="P44"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fo:font-weight="normal" officeooo:paragraph-rsid="0047deef" style:font-size-asian="9pt" style:font-weight-asian="normal" style:font-size-complex="9pt" style:font-weight-complex="normal"/>
    </style:style>
    <style:style style:name="P45"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font-size="9pt" officeooo:paragraph-rsid="0027a618" style:font-size-asian="9pt" style:font-size-complex="9pt"/>
    </style:style>
    <style:style style:name="P46"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font-size="9pt" officeooo:rsid="004cdfe2" officeooo:paragraph-rsid="004cdfe2" style:font-size-asian="9pt" style:font-size-complex="9pt"/>
    </style:style>
    <style:style style:name="P47"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font-size="9pt" officeooo:rsid="004f1bbc" officeooo:paragraph-rsid="004f1bbc" style:font-size-asian="9pt" style:font-size-complex="9pt"/>
    </style:style>
    <style:style style:name="P48"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officeooo:paragraph-rsid="002a022b"/>
    </style:style>
    <style:style style:name="P49"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3f5fbf" style:font-name="Arial" fo:font-size="9pt" officeooo:paragraph-rsid="002a022b" style:font-size-asian="9pt" style:font-size-complex="9pt"/>
    </style:style>
    <style:style style:name="P50" style:family="paragraph" style:parent-style-name="Standard" style:master-page-name="">
      <style:paragraph-properties fo:margin-left="0.398in" fo:margin-right="0in" fo:margin-top="0in" fo:margin-bottom="0in" loext:contextual-spacing="false" fo:text-align="justify" style:justify-single-word="false" fo:keep-together="always" fo:text-indent="0in" style:auto-text-indent="false" style:page-number="auto">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1e0755" officeooo:paragraph-rsid="00332fb0" style:font-size-asian="9pt" style:font-size-complex="9pt"/>
    </style:style>
    <style:style style:name="P51" style:family="paragraph" style:parent-style-name="Standard" style:master-page-name="">
      <style:paragraph-properties fo:margin-left="0.398in" fo:margin-right="0in" fo:margin-top="0in" fo:margin-bottom="0in" loext:contextual-spacing="false" fo:text-align="justify" style:justify-single-word="false" fo:keep-together="always" fo:text-indent="0in" style:auto-text-indent="false" style:page-number="auto">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32e978" officeooo:paragraph-rsid="00332fb0" style:font-size-asian="9pt" style:font-size-complex="9pt"/>
    </style:style>
    <style:style style:name="P52" style:family="paragraph" style:parent-style-name="Standard" style:master-page-name="">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style:page-number="auto" fo:background-color="#eeeeee">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1f269a" style:font-size-asian="9pt" style:font-size-complex="9pt"/>
    </style:style>
    <style:style style:name="P53" style:family="paragraph" style:parent-style-name="Standard">
      <style:paragraph-properties fo:margin-left="0.3937in" fo:margin-right="0in" fo:text-align="justify" style:justify-single-word="false" fo:text-indent="0in" style:auto-text-indent="false">
        <style:tab-stops>
          <style:tab-stop style:position="0.398in"/>
        </style:tab-stops>
      </style:paragraph-properties>
      <style:text-properties style:font-name="Arial" fo:font-size="9pt" fo:font-weight="normal" officeooo:rsid="0035751d" officeooo:paragraph-rsid="0035751d" style:font-size-asian="9pt" style:font-weight-asian="normal" style:font-size-complex="9pt" style:font-weight-complex="normal"/>
    </style:style>
    <style:style style:name="P54" style:family="paragraph" style:parent-style-name="Standard">
      <style:paragraph-properties fo:margin-left="0.3937in" fo:margin-right="0in" fo:text-align="justify" style:justify-single-word="false" fo:text-indent="0in" style:auto-text-indent="false">
        <style:tab-stops>
          <style:tab-stop style:position="0.398in"/>
        </style:tab-stops>
      </style:paragraph-properties>
      <style:text-properties style:font-name="Arial" fo:font-size="9pt" officeooo:rsid="0035751d" officeooo:paragraph-rsid="00363a28" style:font-size-asian="9pt" style:font-size-complex="9pt"/>
    </style:style>
    <style:style style:name="P55" style:family="paragraph" style:parent-style-name="Standard" style:master-page-name="">
      <style:paragraph-properties fo:margin-left="0.3937in" fo:margin-right="0in" fo:text-align="justify" style:justify-single-word="false" fo:text-indent="0in" style:auto-text-indent="false" style:page-number="auto">
        <style:tab-stops>
          <style:tab-stop style:position="0.398in"/>
        </style:tab-stops>
      </style:paragraph-properties>
      <style:text-properties style:font-name="Arial" fo:font-size="9pt" fo:font-weight="normal" officeooo:rsid="0035751d" officeooo:paragraph-rsid="0035751d" style:font-size-asian="9pt" style:font-weight-asian="normal" style:font-size-complex="9pt" style:font-weight-complex="normal"/>
    </style:style>
    <style:style style:name="P56" style:family="paragraph" style:parent-style-name="Standard">
      <style:paragraph-properties fo:margin-left="0.3937in" fo:margin-right="0in" fo:margin-top="0in" fo:margin-bottom="0in" loext:contextual-spacing="false" fo:text-align="justify" style:justify-single-word="false" fo:text-indent="0in" style:auto-text-indent="false">
        <style:tab-stops>
          <style:tab-stop style:position="0.398in"/>
        </style:tab-stops>
      </style:paragraph-properties>
      <style:text-properties fo:color="#000000" style:font-name="Arial" fo:font-size="9pt" fo:font-weight="normal" officeooo:rsid="00363a28" officeooo:paragraph-rsid="00363a28" style:font-size-asian="9pt" style:font-weight-asian="normal" style:font-size-complex="9pt" style:font-weight-complex="normal"/>
    </style:style>
    <style:style style:name="P57" style:family="paragraph" style:parent-style-name="MainTittle">
      <style:text-properties style:font-name="Arial" officeooo:paragraph-rsid="003a2625"/>
    </style:style>
    <style:style style:name="P58" style:family="paragraph" style:parent-style-name="Standard" style:master-page-name="">
      <loext:graphic-properties draw:fill="none"/>
      <style:paragraph-properties fo:margin-left="1in" fo:margin-right="0in" fo:margin-top="0in" fo:margin-bottom="0in" loext:contextual-spacing="false" fo:text-align="justify" style:justify-single-word="false" fo:keep-together="always" fo:text-indent="-0.6252in" style:auto-text-indent="false" style:page-number="auto" fo:background-color="transparent">
        <style:tab-stops>
          <style:tab-stop style:position="0.9984in"/>
          <style:tab-stop style:position="1.1283in"/>
          <style:tab-stop style:position="1.1457in"/>
          <style:tab-stop style:position="1.3717in"/>
          <style:tab-stop style:position="1.3827in"/>
          <style:tab-stop style:position="1.6953in"/>
        </style:tab-stops>
      </style:paragraph-properties>
      <style:text-properties fo:color="#000000" style:font-name="Arial" fo:font-size="9pt" officeooo:rsid="004f8564" officeooo:paragraph-rsid="004f8564" style:font-size-asian="9pt" style:font-size-complex="9pt"/>
    </style:style>
    <style:style style:name="P59" style:family="paragraph" style:parent-style-name="Standard" style:master-page-name="">
      <loext:graphic-properties draw:fill="none"/>
      <style:paragraph-properties fo:margin-left="1in" fo:margin-right="0in" fo:margin-top="0in" fo:margin-bottom="0in" loext:contextual-spacing="false" fo:text-align="justify" style:justify-single-word="false" fo:text-indent="-0.6252in" style:auto-text-indent="false" style:page-number="auto" fo:background-color="transparent">
        <style:tab-stops>
          <style:tab-stop style:position="0.9984in"/>
          <style:tab-stop style:position="1.1283in"/>
          <style:tab-stop style:position="1.1457in"/>
          <style:tab-stop style:position="1.3717in"/>
          <style:tab-stop style:position="1.3827in"/>
          <style:tab-stop style:position="1.6953in"/>
        </style:tab-stops>
      </style:paragraph-properties>
      <style:text-properties fo:color="#000000" style:font-name="Arial" fo:font-size="9pt" officeooo:rsid="004f8564" officeooo:paragraph-rsid="0050c433" style:font-size-asian="9pt" style:font-size-complex="9pt"/>
    </style:style>
    <style:style style:name="P60" style:family="paragraph" style:parent-style-name="Standard">
      <loext:graphic-properties draw:fill="none"/>
      <style:paragraph-properties fo:margin-left="1in" fo:margin-right="0in" fo:margin-top="0in" fo:margin-bottom="0in" loext:contextual-spacing="false" fo:text-align="justify" style:justify-single-word="false" fo:text-indent="-0.6252in" style:auto-text-indent="false" fo:background-color="transparent">
        <style:tab-stops>
          <style:tab-stop style:position="0.9984in"/>
          <style:tab-stop style:position="1.1283in"/>
          <style:tab-stop style:position="1.1457in"/>
          <style:tab-stop style:position="1.3717in"/>
          <style:tab-stop style:position="1.3827in"/>
          <style:tab-stop style:position="1.6953in"/>
        </style:tab-stops>
      </style:paragraph-properties>
      <style:text-properties fo:color="#000000" style:font-name="Arial" fo:font-size="9pt" officeooo:rsid="004f8564" officeooo:paragraph-rsid="00500ec8" style:font-size-asian="9pt" style:font-size-complex="9pt"/>
    </style:style>
    <style:style style:name="P61"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fo:font-style="italic" officeooo:rsid="003ea557" officeooo:paragraph-rsid="00442362" style:font-size-asian="9pt" style:font-style-asian="italic" style:font-size-complex="9pt"/>
    </style:style>
    <style:style style:name="P62"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fo:font-style="italic" officeooo:rsid="003ee9df" officeooo:paragraph-rsid="00442362" style:font-size-asian="9pt" style:font-style-asian="italic" style:font-size-complex="9pt"/>
    </style:style>
    <style:style style:name="P63"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1e0755" officeooo:paragraph-rsid="0021a3bd" style:font-size-asian="9pt" style:font-size-complex="9pt"/>
    </style:style>
    <style:style style:name="P64" style:family="paragraph" style:parent-style-name="Standard">
      <loext:graphic-properties draw:fill="solid" draw:fill-color="#e6e6e6" draw:opacity="100%"/>
      <style:paragraph-properties fo:margin-left="0.398in" fo:margin-right="0in" fo:margin-top="0in" fo:margin-bottom="0in" loext:contextual-spacing="false" fo:text-align="start" style:justify-single-word="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1e0755" officeooo:paragraph-rsid="00566fd0" style:font-size-asian="9pt" style:font-size-complex="9pt"/>
    </style:style>
    <style:style style:name="P65"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paragraph-rsid="0026247b" style:font-size-asian="9pt" style:font-size-complex="9pt"/>
    </style:style>
    <style:style style:name="P66"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paragraph-rsid="0027a618" style:font-size-asian="9pt" style:font-size-complex="9pt"/>
    </style:style>
    <style:style style:name="P67"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4cdfe2" officeooo:paragraph-rsid="004cdfe2" style:font-size-asian="9pt" style:font-size-complex="9pt"/>
    </style:style>
    <style:style style:name="P68" style:family="paragraph" style:parent-style-name="Standard">
      <loext:graphic-properties draw:fill="solid" draw:fill-color="#eeeeee" draw:opacity="100%" draw:fill-image-width="0in" draw:fill-image-height="0in"/>
      <style:paragraph-properties fo:margin-left="0.398in" fo:margin-right="0in" fo:margin-top="0in" fo:margin-bottom="0in" loext:contextual-spacing="false" fo:text-align="start" style:justify-single-word="false" fo:text-indent="0in" style:auto-text-indent="false" fo:background-color="#eeeee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3c0c28" officeooo:paragraph-rsid="003c0c28" style:font-size-asian="9pt" style:font-size-complex="9pt"/>
    </style:style>
    <style:style style:name="P69" style:family="paragraph" style:parent-style-name="Standard">
      <loext:graphic-properties draw:fill="solid" draw:fill-color="#e6e6e6" draw:opacity="100%"/>
      <style:paragraph-properties fo:margin-left="0.398in" fo:margin-right="0in" fo:margin-top="0in" fo:margin-bottom="0in" loext:contextual-spacing="false" fo:text-align="start" style:justify-single-word="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566fd0" officeooo:paragraph-rsid="00566fd0" style:font-size-asian="9pt" style:font-size-complex="9pt"/>
    </style:style>
    <style:style style:name="P70" style:family="paragraph" style:parent-style-name="Standard">
      <loext:graphic-properties draw:fill="solid" draw:fill-color="#e6e6e6" draw:opacity="100%"/>
      <style:paragraph-properties fo:margin-left="0.398in" fo:margin-right="0in" fo:margin-top="0in" fo:margin-bottom="0in" loext:contextual-spacing="false" fo:text-align="start" style:justify-single-word="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56edef" officeooo:paragraph-rsid="0056edef" style:font-size-asian="9pt" style:font-size-complex="9pt"/>
    </style:style>
    <style:style style:name="P71" style:family="paragraph" style:parent-style-name="Standard">
      <loext:graphic-properties draw:fill="solid" draw:fill-color="#e6e6e6" draw:opacity="100%"/>
      <style:paragraph-properties fo:margin-left="0.398in" fo:margin-right="0in" fo:margin-top="0in" fo:margin-bottom="0in" loext:contextual-spacing="false" fo:text-align="start" style:justify-single-word="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57bbee" officeooo:paragraph-rsid="0057bbee" style:font-size-asian="9pt" style:font-size-complex="9pt"/>
    </style:style>
    <style:style style:name="P72" style:family="paragraph" style:parent-style-name="Standard">
      <loext:graphic-properties draw:fill="solid" draw:fill-color="#e6e6e6" draw:opacity="100%"/>
      <style:paragraph-properties fo:margin-left="0.398in" fo:margin-right="0in" fo:margin-top="0in" fo:margin-bottom="0in" loext:contextual-spacing="false" fo:text-align="start" style:justify-single-word="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566fd0" officeooo:paragraph-rsid="00566fd0" style:font-size-asian="9pt" style:font-size-complex="9pt"/>
    </style:style>
    <style:style style:name="P73" style:family="paragraph" style:parent-style-name="Standard" style:master-page-name="">
      <loext:graphic-properties draw:fill="none"/>
      <style:paragraph-properties fo:margin-left="1in" fo:margin-right="0in" fo:margin-top="0in" fo:margin-bottom="0in" loext:contextual-spacing="false" fo:text-align="justify" style:justify-single-word="false" fo:keep-together="always" fo:text-indent="-0.6252in" style:auto-text-indent="false" style:page-number="auto" fo:background-color="transparent">
        <style:tab-stops>
          <style:tab-stop style:position="0.9984in"/>
          <style:tab-stop style:position="1.1283in"/>
          <style:tab-stop style:position="1.1457in"/>
          <style:tab-stop style:position="1.3717in"/>
          <style:tab-stop style:position="1.3827in"/>
          <style:tab-stop style:position="1.6953in"/>
        </style:tab-stops>
      </style:paragraph-properties>
      <style:text-properties fo:color="#000000" style:font-name="Arial" fo:font-size="9pt" fo:font-weight="bold" officeooo:rsid="004f8564" officeooo:paragraph-rsid="004f8564" style:font-size-asian="9pt" style:font-weight-asian="bold" style:font-size-complex="9pt" style:font-weight-complex="bold"/>
    </style:style>
    <style:style style:name="P74" style:family="paragraph" style:parent-style-name="Standard" style:list-style-name="L1">
      <style:paragraph-properties fo:text-align="justify" style:justify-single-word="false">
        <style:tab-stops>
          <style:tab-stop style:position="0.398in"/>
        </style:tab-stops>
      </style:paragraph-properties>
      <style:text-properties style:font-name="Arial" fo:font-size="9pt" fo:font-weight="normal" officeooo:rsid="00363a28" officeooo:paragraph-rsid="00363a28" style:font-size-asian="9pt" style:font-weight-asian="normal" style:font-size-complex="9pt" style:font-weight-complex="normal"/>
    </style:style>
    <style:style style:name="P75" style:family="paragraph" style:parent-style-name="Standard" style:list-style-name="L2">
      <style:paragraph-properties fo:text-align="justify" style:justify-single-word="false">
        <style:tab-stops>
          <style:tab-stop style:position="0.398in"/>
        </style:tab-stops>
      </style:paragraph-properties>
      <style:text-properties style:font-name="Arial" fo:font-size="9pt" fo:font-weight="normal" officeooo:rsid="0035751d" officeooo:paragraph-rsid="00564c9d" style:font-size-asian="9pt" style:font-weight-asian="normal" style:font-size-complex="9pt" style:font-weight-complex="normal"/>
    </style:style>
    <style:style style:name="P76" style:family="paragraph" style:parent-style-name="Standard">
      <style:paragraph-properties fo:margin-left="0.3543in" fo:margin-right="0in" fo:text-indent="0in" style:auto-text-indent="false"/>
      <style:text-properties style:font-name="Liberation Serif" officeooo:rsid="000b96a6" officeooo:paragraph-rsid="0011a72e"/>
    </style:style>
    <style:style style:name="P77" style:family="paragraph" style:parent-style-name="Standard">
      <style:paragraph-properties fo:margin-left="0.3937in" fo:margin-right="0in" fo:text-align="justify" style:justify-single-word="false" fo:text-indent="0in" style:auto-text-indent="false">
        <style:tab-stops>
          <style:tab-stop style:position="0.398in"/>
        </style:tab-stops>
      </style:paragraph-properties>
      <style:text-properties style:font-name="Arial" fo:font-size="9pt" fo:font-weight="normal" officeooo:rsid="0035751d" officeooo:paragraph-rsid="00564c9d" style:font-size-asian="9pt" style:font-weight-asian="normal" style:font-size-complex="9pt" style:font-weight-complex="normal"/>
    </style:style>
    <style:style style:name="P78" style:family="paragraph" style:parent-style-name="Standard">
      <style:paragraph-properties fo:margin-left="0.3937in" fo:margin-right="0in" fo:text-align="justify" style:justify-single-word="false" fo:text-indent="0in" style:auto-text-indent="false">
        <style:tab-stops>
          <style:tab-stop style:position="0.398in"/>
        </style:tab-stops>
      </style:paragraph-properties>
      <style:text-properties style:font-name="Liberation Serif" officeooo:rsid="000b96a6" officeooo:paragraph-rsid="00520c77"/>
    </style:style>
    <style:style style:name="P79" style:family="paragraph" style:parent-style-name="NumberedTitle-1.">
      <style:text-properties officeooo:paragraph-rsid="003a2625"/>
    </style:style>
    <style:style style:name="P80" style:family="paragraph" style:parent-style-name="NumberedTitle-1." style:list-style-name="">
      <style:text-properties officeooo:paragraph-rsid="00442362"/>
    </style:style>
    <style:style style:name="P81" style:family="paragraph" style:parent-style-name="NumberedTitle-1." style:list-style-name="">
      <style:paragraph-properties fo:text-align="justify" style:justify-single-word="false">
        <style:tab-stops/>
      </style:paragraph-properties>
    </style:style>
    <style:style style:name="P82" style:family="paragraph" style:parent-style-name="NumberedTitle-1." style:list-style-name="">
      <style:paragraph-properties fo:text-align="justify" style:justify-single-word="false">
        <style:tab-stops/>
      </style:paragraph-properties>
      <style:text-properties officeooo:paragraph-rsid="00442362"/>
    </style:style>
    <style:style style:name="P83" style:family="paragraph" style:parent-style-name="NumberedTitle-1.">
      <style:paragraph-properties fo:break-before="page"/>
    </style:style>
    <style:style style:name="P84" style:family="paragraph" style:parent-style-name="NumberedTitle-1.">
      <style:paragraph-properties fo:break-before="page"/>
      <style:text-properties officeooo:rsid="003ea557" officeooo:paragraph-rsid="00442362"/>
    </style:style>
    <style:style style:name="P85" style:family="paragraph" style:parent-style-name="NumberedTitle-1.">
      <style:paragraph-properties fo:break-before="page"/>
      <style:text-properties officeooo:rsid="00520c77" officeooo:paragraph-rsid="00520c77"/>
    </style:style>
    <style:style style:name="P86" style:family="paragraph" style:parent-style-name="NumberedTitle-1.1_2c_" style:master-page-name="">
      <style:paragraph-properties style:page-number="auto"/>
      <style:text-properties officeooo:rsid="003ea557" officeooo:paragraph-rsid="003ea557"/>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officeooo:rsid="003ea557" style:font-style-asian="italic"/>
    </style:style>
    <style:style style:name="T4" style:family="text">
      <style:text-properties fo:color="#000000" fo:font-style="italic" officeooo:rsid="003ee9df" style:font-style-asian="italic"/>
    </style:style>
    <style:style style:name="T5" style:family="text">
      <style:text-properties fo:color="#000000" fo:font-style="italic" officeooo:rsid="00401734" style:font-style-asian="italic"/>
    </style:style>
    <style:style style:name="T6" style:family="text">
      <style:text-properties fo:color="#000000" fo:font-style="italic" officeooo:rsid="0041c3f9" style:font-style-asian="italic"/>
    </style:style>
    <style:style style:name="T7" style:family="text">
      <style:text-properties fo:color="#000000" fo:font-style="italic" style:text-underline-style="none" style:font-style-asian="italic"/>
    </style:style>
    <style:style style:name="T8" style:family="text">
      <style:text-properties fo:color="#000000" fo:font-style="italic" style:text-underline-style="none" officeooo:rsid="003ea557" style:font-style-asian="italic"/>
    </style:style>
    <style:style style:name="T9" style:family="text">
      <style:text-properties fo:color="#000000" style:font-name="Arial"/>
    </style:style>
    <style:style style:name="T10" style:family="text">
      <style:text-properties fo:color="#000000" style:font-name="Arial" fo:font-size="9pt" style:font-size-asian="9pt" style:font-size-complex="9pt"/>
    </style:style>
    <style:style style:name="T11" style:family="text">
      <style:text-properties fo:color="#000000" style:font-name="Arial" officeooo:rsid="0027a618"/>
    </style:style>
    <style:style style:name="T12" style:family="text">
      <style:text-properties fo:color="#000000" style:font-name="Arial" officeooo:rsid="003c0c28"/>
    </style:style>
    <style:style style:name="T13" style:family="text">
      <style:text-properties fo:color="#000000" style:font-name="Arial" fo:font-weight="bold" style:font-weight-asian="bold" style:font-weight-complex="bold"/>
    </style:style>
    <style:style style:name="T14" style:family="text">
      <style:text-properties fo:color="#000000" officeooo:rsid="001f269a"/>
    </style:style>
    <style:style style:name="T15" style:family="text">
      <style:text-properties fo:color="#000000" officeooo:rsid="001e0755"/>
    </style:style>
    <style:style style:name="T16" style:family="text">
      <style:text-properties fo:color="#000000" officeooo:rsid="003c0c28"/>
    </style:style>
    <style:style style:name="T17" style:family="text">
      <style:text-properties fo:color="#000000" officeooo:rsid="004f078b"/>
    </style:style>
    <style:style style:name="T18" style:family="text">
      <style:text-properties fo:color="#000000" officeooo:rsid="0057bbee"/>
    </style:style>
    <style:style style:name="T19" style:family="text">
      <style:text-properties fo:color="#0000c0"/>
    </style:style>
    <style:style style:name="T20" style:family="text">
      <style:text-properties fo:color="#0000c0" fo:font-style="italic" style:font-style-asian="italic"/>
    </style:style>
    <style:style style:name="T21" style:family="text">
      <style:text-properties fo:color="#0000c0" fo:font-style="italic" officeooo:rsid="001e0755" style:font-style-asian="italic"/>
    </style:style>
    <style:style style:name="T22" style:family="text">
      <style:text-properties fo:color="#0000c0" fo:font-style="italic" officeooo:rsid="002b464c" style:font-style-asian="italic"/>
    </style:style>
    <style:style style:name="T23" style:family="text">
      <style:text-properties fo:color="#0000c0" fo:font-style="italic" officeooo:rsid="003c0c28" style:font-style-asian="italic"/>
    </style:style>
    <style:style style:name="T24" style:family="text">
      <style:text-properties fo:color="#0000c0" fo:font-style="italic" officeooo:rsid="003ea557" style:font-style-asian="italic"/>
    </style:style>
    <style:style style:name="T25" style:family="text">
      <style:text-properties fo:color="#0000c0" fo:font-style="italic" officeooo:rsid="003ee9df" style:font-style-asian="italic"/>
    </style:style>
    <style:style style:name="T26" style:family="text">
      <style:text-properties fo:color="#0000c0" fo:font-style="italic" officeooo:rsid="00401734" style:font-style-asian="italic"/>
    </style:style>
    <style:style style:name="T27" style:family="text">
      <style:text-properties fo:color="#0000c0" fo:font-style="italic" officeooo:rsid="0040ff6e" style:font-style-asian="italic"/>
    </style:style>
    <style:style style:name="T28" style:family="text">
      <style:text-properties fo:color="#0000c0" fo:font-style="italic" officeooo:rsid="0047deef" style:font-style-asian="italic"/>
    </style:style>
    <style:style style:name="T29" style:family="text">
      <style:text-properties fo:color="#0000c0" fo:font-style="italic" officeooo:rsid="0049820d" style:font-style-asian="italic"/>
    </style:style>
    <style:style style:name="T30" style:family="text">
      <style:text-properties fo:color="#0000c0" style:font-name="Arial" fo:font-size="9pt" fo:font-style="italic" style:font-size-asian="9pt" style:font-style-asian="italic" style:font-size-complex="9pt"/>
    </style:style>
    <style:style style:name="T31" style:family="text">
      <style:text-properties fo:color="#0000c0" style:font-name="Arial" fo:font-style="italic" style:font-style-asian="italic"/>
    </style:style>
    <style:style style:name="T32" style:family="text">
      <style:text-properties fo:color="#0000c0" style:font-name="Arial" fo:font-style="italic" officeooo:rsid="001e0755" style:font-style-asian="italic"/>
    </style:style>
    <style:style style:name="T33" style:family="text">
      <style:text-properties fo:color="#0000c0" style:font-name="Arial" fo:font-style="italic" officeooo:rsid="003c0c28" style:font-style-asian="italic"/>
    </style:style>
    <style:style style:name="T34" style:family="text">
      <style:text-properties fo:color="#7f0055" fo:font-weight="bold" style:font-weight-asian="bold"/>
    </style:style>
    <style:style style:name="T35" style:family="text">
      <style:text-properties fo:color="#7f0055" fo:font-weight="bold" officeooo:rsid="001e0755" style:font-weight-asian="bold"/>
    </style:style>
    <style:style style:name="T36" style:family="text">
      <style:text-properties fo:color="#7f0055" fo:font-weight="bold" officeooo:rsid="003182f1" style:font-weight-asian="bold"/>
    </style:style>
    <style:style style:name="T37" style:family="text">
      <style:text-properties fo:color="#7f0055" style:font-name="Arial" fo:font-size="9pt" fo:font-weight="bold" style:font-size-asian="9pt" style:font-weight-asian="bold" style:font-size-complex="9pt"/>
    </style:style>
    <style:style style:name="T38" style:family="text">
      <style:text-properties fo:color="#646464"/>
    </style:style>
    <style:style style:name="T39" style:family="text">
      <style:text-properties fo:color="#2a00ff"/>
    </style:style>
    <style:style style:name="T40" style:family="text">
      <style:text-properties fo:color="#2a00ff" style:font-name="Arial" fo:font-size="9pt" style:font-size-asian="9pt" style:font-size-complex="9pt"/>
    </style:style>
    <style:style style:name="T41" style:family="text">
      <style:text-properties fo:color="#3f7f5f"/>
    </style:style>
    <style:style style:name="T42" style:family="text">
      <style:text-properties fo:color="#3f7f5f" style:text-underline-style="solid" style:text-underline-width="auto" style:text-underline-color="font-color"/>
    </style:style>
    <style:style style:name="T43" style:family="text">
      <style:text-properties fo:color="#3f7f5f" officeooo:rsid="001f269a"/>
    </style:style>
    <style:style style:name="T44" style:family="text">
      <style:text-properties fo:color="#3f7f5f" officeooo:rsid="0020a152"/>
    </style:style>
    <style:style style:name="T45" style:family="text">
      <style:text-properties fo:color="#3f7f5f" officeooo:rsid="0021525b"/>
    </style:style>
    <style:style style:name="T46" style:family="text">
      <style:text-properties fo:color="#3f7f5f" officeooo:rsid="0021a3bd"/>
    </style:style>
    <style:style style:name="T47" style:family="text">
      <style:text-properties fo:color="#3f7f5f" officeooo:rsid="0026247b"/>
    </style:style>
    <style:style style:name="T48" style:family="text">
      <style:text-properties fo:color="#3f7f5f" officeooo:rsid="003bb0f8"/>
    </style:style>
    <style:style style:name="T49" style:family="text">
      <style:text-properties fo:color="#3f7f5f" fo:font-weight="bold" officeooo:rsid="0027a618" style:font-weight-asian="bold" style:font-weight-complex="bold"/>
    </style:style>
    <style:style style:name="T50" style:family="text">
      <style:text-properties fo:color="#3f7f5f" fo:font-weight="bold" officeooo:rsid="0026247b" style:font-weight-asian="bold" style:font-weight-complex="bold"/>
    </style:style>
    <style:style style:name="T51" style:family="text">
      <style:text-properties fo:color="#3f7f5f" fo:font-weight="bold" officeooo:rsid="001f269a" style:font-weight-asian="bold" style:font-weight-complex="bold"/>
    </style:style>
    <style:style style:name="T52" style:family="text">
      <style:text-properties fo:color="#3f7f5f" fo:font-weight="bold" officeooo:rsid="003c0c28" style:font-weight-asian="bold" style:font-weight-complex="bold"/>
    </style:style>
    <style:style style:name="T53" style:family="text">
      <style:text-properties fo:color="#3f7f5f" officeooo:rsid="003c0c28"/>
    </style:style>
    <style:style style:name="T54" style:family="text">
      <style:text-properties fo:color="#3f7f5f" fo:font-weight="normal" officeooo:rsid="001f269a" style:font-weight-asian="normal" style:font-weight-complex="normal"/>
    </style:style>
    <style:style style:name="T55" style:family="text">
      <style:text-properties fo:color="#3f7f5f" officeooo:rsid="001e0755"/>
    </style:style>
    <style:style style:name="T56" style:family="text">
      <style:text-properties fo:color="#3f7f5f" style:font-name="Arial" fo:font-weight="bold" officeooo:rsid="0027a618" style:font-weight-asian="bold" style:font-weight-complex="bold"/>
    </style:style>
    <style:style style:name="T57" style:family="text">
      <style:text-properties fo:color="#3f7f5f" style:font-name="Arial" officeooo:rsid="003c0c28"/>
    </style:style>
    <style:style style:name="T58" style:family="text">
      <style:text-properties fo:color="#3f7f5f" officeooo:rsid="0047deef"/>
    </style:style>
    <style:style style:name="T59" style:family="text">
      <style:text-properties fo:color="#3f7f5f" officeooo:rsid="004f078b"/>
    </style:style>
    <style:style style:name="T60" style:family="text">
      <style:text-properties fo:color="#3f5fbf"/>
    </style:style>
    <style:style style:name="T61" style:family="text">
      <style:text-properties fo:color="#7f9fbf" fo:font-weight="bold" style:font-weight-asian="bold"/>
    </style:style>
    <style:style style:name="T62" style:family="text">
      <style:text-properties officeooo:rsid="002b464c"/>
    </style:style>
    <style:style style:name="T63" style:family="text">
      <style:text-properties officeooo:rsid="001f269a"/>
    </style:style>
    <style:style style:name="T64" style:family="text">
      <style:text-properties officeooo:rsid="00363a28"/>
    </style:style>
    <style:style style:name="T65" style:family="text">
      <style:text-properties officeooo:rsid="0038f046"/>
    </style:style>
    <style:style style:name="T66" style:family="text">
      <style:text-properties fo:font-weight="bold" style:font-weight-asian="bold" style:font-weight-complex="bold"/>
    </style:style>
    <style:style style:name="T67" style:family="text">
      <style:text-properties fo:font-weight="bold" officeooo:rsid="00500ec8" style:font-weight-asian="bold" style:font-weight-complex="bold"/>
    </style:style>
    <style:style style:name="T68" style:family="text">
      <style:text-properties fo:font-weight="bold" officeooo:rsid="002b464c" style:font-weight-asian="bold" style:font-weight-complex="bold"/>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officeooo:rsid="003a2625"/>
    </style:style>
    <style:style style:name="T71" style:family="text">
      <style:text-properties fo:font-weight="normal" officeooo:rsid="0050c433" style:font-weight-asian="normal" style:font-weight-complex="normal"/>
    </style:style>
    <style:style style:name="T72" style:family="text">
      <style:text-properties officeooo:rsid="0047deef"/>
    </style:style>
    <style:style style:name="T73" style:family="text">
      <style:text-properties officeooo:rsid="004f8564"/>
    </style:style>
    <style:style style:name="T74" style:family="text">
      <style:text-properties officeooo:rsid="00500ec8"/>
    </style:style>
    <style:style style:name="T75" style:family="text">
      <style:text-properties officeooo:rsid="00520c77"/>
    </style:style>
    <style:style style:name="T76" style:family="text">
      <style:text-properties fo:background-color="#ffff00" loext:char-shading-value="0"/>
    </style:style>
    <style:style style:name="T77" style:family="text">
      <style:text-properties fo:background-color="#ffff00" loext:char-shading-value="0"/>
    </style:style>
    <style:style style:name="T78" style:family="text">
      <style:text-properties fo:color="#ff3333"/>
    </style:style>
    <style:style style:name="T79" style:family="text">
      <style:text-properties fo:color="#ff3333" fo:font-weight="bold" style:font-weight-asian="bold" style:font-weight-complex="bold"/>
    </style:style>
    <style:style style:name="T80" style:family="text">
      <style:text-properties officeooo:rsid="0057bbee"/>
    </style:style>
    <text:list-style style:name="L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Selenium <text:span text:style-name="T70">+ Junit </text:span>questions</text:p>
      <text:p text:style-name="P5"/>
      <text:list xml:id="list7791210384652887826" text:style-name="MyNumbering">
        <text:list-item>
          <text:p text:style-name="NumberedTitle-1.">What is the difference between Assert and Verify</text:p>
        </text:list-item>
      </text:list>
      <text:p text:style-name="P1"/>
      <text:p text:style-name="Normal_20_bekezdes">When the „Assert” command fails then test execution will be aborted</text:p>
      <text:p text:style-name="Normal_20_bekezdes">Assert is best used when the check value has to pass for the test to be able to continue to run. Like a log in.</text:p>
      <text:p text:style-name="Normal_20_bekezdes"/>
      <text:p text:style-name="Normal_20_bekezdes">When a „Verify” command fails then test vill continue executing and <text:span text:style-name="T69">logging</text:span> the failure.</text:p>
      <text:p text:style-name="Normal_20_bekezdes">Verify is best used to check non critical things. Like the presence of a hedline element.</text:p>
      <text:p text:style-name="P6"/>
      <text:list xml:id="list30559760147258" text:continue-numbering="true" text:style-name="MyNumbering">
        <text:list-item>
          <text:p text:style-name="P79">JUnit <text:span text:style-name="T70">Example</text:span></text:p>
        </text:list-item>
      </text:list>
      <text:p text:style-name="P48"><text:span text:style-name="T37">package</text:span><text:span text:style-name="T10"> hu.akoel.seleniumproject;</text:span></text:p>
      <text:p text:style-name="P41"/>
      <text:p text:style-name="P13"><text:span text:style-name="T34">import</text:span><text:span text:style-name="T1"> </text:span><text:span text:style-name="T34">static</text:span><text:span text:style-name="T1"> org.junit.Assert.</text:span><text:span text:style-name="T2">assertEquals</text:span><text:span text:style-name="T1">;</text:span></text:p>
      <text:p text:style-name="P13"><text:span text:style-name="T34">import</text:span><text:span text:style-name="T1"> </text:span><text:span text:style-name="T34">static</text:span><text:span text:style-name="T1"> org.junit.Assert.</text:span><text:span text:style-name="T2">fail</text:span><text:span text:style-name="T1">;</text:span></text:p>
      <text:p text:style-name="P13"/>
      <text:p text:style-name="P13"><text:span text:style-name="T34">import</text:span><text:span text:style-name="T1"> org.junit.AfterClass;</text:span></text:p>
      <text:p text:style-name="P13"><text:span text:style-name="T34">import</text:span><text:span text:style-name="T1"> org.junit.BeforeClass;</text:span></text:p>
      <text:p text:style-name="P13"><text:span text:style-name="T34">import</text:span><text:span text:style-name="T1"> org.junit.Test;</text:span></text:p>
      <text:p text:style-name="P13"><text:span text:style-name="T34">import</text:span><text:span text:style-name="T1"> org.junit.runner.JUnitCore;</text:span></text:p>
      <text:p text:style-name="P13"><text:span text:style-name="T34">import</text:span><text:span text:style-name="T1"> org.junit.runner.Result;</text:span></text:p>
      <text:p text:style-name="P13"><text:span text:style-name="T34">import</text:span><text:span text:style-name="T1"> org.junit.runner.notification.Failure;</text:span></text:p>
      <text:p text:style-name="P13"><text:span text:style-name="T34">import</text:span><text:span text:style-name="T1"> org.openqa.selenium.By;</text:span></text:p>
      <text:p text:style-name="P13"><text:span text:style-name="T34">import</text:span><text:span text:style-name="T1"> org.openqa.selenium.InvalidSelectorException;</text:span></text:p>
      <text:p text:style-name="P13"><text:span text:style-name="T34">import</text:span><text:span text:style-name="T1"> org.openqa.selenium.NoSuchElementException;</text:span></text:p>
      <text:p text:style-name="P13"><text:span text:style-name="T34">import</text:span><text:span text:style-name="T1"> org.openqa.selenium.NoSuchWindowException;</text:span></text:p>
      <text:p text:style-name="P13"><text:span text:style-name="T34">import</text:span><text:span text:style-name="T1"> org.openqa.selenium.WebDriver;</text:span></text:p>
      <text:p text:style-name="P13"><text:span text:style-name="T34">import</text:span><text:span text:style-name="T1"> org.openqa.selenium.WebElement;</text:span></text:p>
      <text:p text:style-name="P13"><text:span text:style-name="T34">import</text:span><text:span text:style-name="T1"> org.openqa.selenium.firefox.FirefoxDriver;</text:span></text:p>
      <text:p text:style-name="P13"><text:span text:style-name="T34">import</text:span><text:span text:style-name="T1"> org.openqa.selenium.firefox.FirefoxProfile;</text:span></text:p>
      <text:p text:style-name="P13"><text:span text:style-name="T34">import</text:span><text:span text:style-name="T1"> org.openqa.selenium.interactions.Actions;</text:span></text:p>
      <text:p text:style-name="P13"><text:span text:style-name="T34">import</text:span><text:span text:style-name="T1"> org.openqa.selenium.support.ui.ExpectedConditions;</text:span></text:p>
      <text:p text:style-name="P13"><text:span text:style-name="T34">import</text:span><text:span text:style-name="T1"> org.openqa.selenium.support.ui.WebDriverWait;</text:span></text:p>
      <text:p text:style-name="P13"/>
      <text:p text:style-name="P13"><text:span text:style-name="T34">public</text:span><text:span text:style-name="T1"> </text:span><text:span text:style-name="T34">class</text:span><text:span text:style-name="T1"> FieldTest {</text:span></text:p>
      <text:p text:style-name="P13"/>
      <text:p text:style-name="P48"><text:span text:style-name="T10"><text:tab/></text:span><text:span text:style-name="T37">private</text:span><text:span text:style-name="T10"> </text:span><text:span text:style-name="T37">static</text:span><text:span text:style-name="T10"> </text:span><text:span text:style-name="T37">final</text:span><text:span text:style-name="T10"> String </text:span><text:span text:style-name="T30">URL_TEXTFIELD</text:span><text:span text:style-name="T10"> = </text:span><text:span text:style-name="T40">"</text:span><text:a xlink:type="simple" xlink:href="http://www.sislands.com/coin70/week4/jstxtfld.htm" text:style-name="Internet_20_link" text:visited-style-name="Visited_20_Internet_20_Link">http://www.sislands.com/coin70/week4/jstxtfld.htm</text:a><text:span text:style-name="T40">"</text:span><text:span text:style-name="T10">;</text:span></text:p>
      <text:p text:style-name="P13"/>
      <text:p text:style-name="P13"><text:span text:style-name="T1"><text:tab/></text:span><text:span text:style-name="T34">private</text:span><text:span text:style-name="T1"> </text:span><text:span text:style-name="T34">static</text:span><text:span text:style-name="T1"> WebDriver </text:span><text:span text:style-name="T20">driver</text:span><text:span text:style-name="T1"> = </text:span><text:span text:style-name="T34">null</text:span><text:span text:style-name="T1">;</text:span></text:p>
      <text:p text:style-name="P13"><text:span text:style-name="T1"><text:tab/></text:span><text:span text:style-name="T34">private</text:span><text:span text:style-name="T1"> </text:span><text:span text:style-name="T34">static</text:span><text:span text:style-name="T1"> WebElement </text:span><text:span text:style-name="T20">element</text:span><text:span text:style-name="T1"> = </text:span><text:span text:style-name="T34">null</text:span><text:span text:style-name="T1">;</text:span></text:p>
      <text:p text:style-name="P13"><text:span text:style-name="T1"><text:tab/></text:span><text:span text:style-name="T34">private</text:span><text:span text:style-name="T1"> </text:span><text:span text:style-name="T34">static</text:span><text:span text:style-name="T1"> WebDriverWait </text:span><text:span text:style-name="T20">wait</text:span><text:span text:style-name="T1"> = </text:span><text:span text:style-name="T34">null</text:span><text:span text:style-name="T1">;</text:span></text:p>
      <text:p text:style-name="P41"/>
      <text:p text:style-name="P13"><text:span text:style-name="T1"><text:tab/></text:span><text:span text:style-name="T60">/**</text:span></text:p>
      <text:p text:style-name="P49"><text:tab/> * For run outside of eclipse</text:p>
      <text:p text:style-name="P49"><text:tab/> * </text:p>
      <text:p text:style-name="P13"><text:span text:style-name="T60"><text:tab/> * </text:span><text:span text:style-name="T61">@param</text:span><text:span text:style-name="T60"> args</text:span></text:p>
      <text:p text:style-name="P49"><text:tab/> */</text:p>
      <text:p text:style-name="P13"><text:span text:style-name="T1"><text:tab/></text:span><text:span text:style-name="T34">public</text:span><text:span text:style-name="T1"> </text:span><text:span text:style-name="T34">static</text:span><text:span text:style-name="T1"> </text:span><text:span text:style-name="T34">void</text:span><text:span text:style-name="T1"> main( String[] args ){</text:span></text:p>
      <text:p text:style-name="P13"><text:span text:style-name="T1"><text:tab/><text:tab/>Result result = JUnitCore.</text:span><text:span text:style-name="T2">runClasses</text:span><text:span text:style-name="T1">( FieldTest.</text:span><text:span text:style-name="T34">class</text:span><text:span text:style-name="T1"> );</text:span></text:p>
      <text:p text:style-name="P13"><text:span text:style-name="T1"><text:tab/><text:tab/>System.</text:span><text:span text:style-name="T20">err</text:span><text:span text:style-name="T1">.println(</text:span><text:span text:style-name="T39">"Failed:"</text:span><text:span text:style-name="T1">);</text:span></text:p>
      <text:p text:style-name="P13"><text:span text:style-name="T1"><text:tab/><text:tab/></text:span><text:span text:style-name="T34">for</text:span><text:span text:style-name="T1">( Failure failure: result.getFailures() ){</text:span></text:p>
      <text:p text:style-name="P13"><text:span text:style-name="T1"><text:tab/><text:tab/><text:tab/>System.</text:span><text:span text:style-name="T20">err</text:span><text:span text:style-name="T1">.println( failure.toString() );</text:span></text:p>
      <text:p text:style-name="P41"><text:tab/><text:tab/>}<text:tab/><text:tab/></text:p>
      <text:p text:style-name="P41"><text:tab/>}</text:p>
      <text:p text:style-name="P13"/>
      <text:p text:style-name="P13"><text:span text:style-name="T1"><text:tab/></text:span><text:span text:style-name="T38">@BeforeClass</text:span></text:p>
      <text:p text:style-name="P13"><text:span text:style-name="T1"><text:tab/></text:span><text:span text:style-name="T34">public</text:span><text:span text:style-name="T1"> </text:span><text:span text:style-name="T34">static</text:span><text:span text:style-name="T1"> </text:span><text:span text:style-name="T34">void</text:span><text:span text:style-name="T1"> initialize(){</text:span></text:p>
      <text:p text:style-name="P13"><text:span text:style-name="T1"><text:tab/><text:tab/>String mainTitle = </text:span><text:span text:style-name="T39">"Manipulating the Value of a Text Field"</text:span><text:span text:style-name="T1">;</text:span></text:p>
      <text:p text:style-name="P13"/>
      <text:p text:style-name="P13"><text:span text:style-name="T1"><text:tab/><text:tab/>FirefoxProfile ffp = </text:span><text:span text:style-name="T34">new</text:span><text:span text:style-name="T1"> FirefoxProfile();</text:span></text:p>
      <text:p text:style-name="P13"><text:span text:style-name="T1"><text:tab/><text:tab/>ffp.setPreference(</text:span><text:span text:style-name="T39">"pdfjs"</text:span><text:span text:style-name="T1">, </text:span><text:span text:style-name="T34">true</text:span><text:span text:style-name="T1">);</text:span></text:p>
      <text:p text:style-name="P41"><text:tab/><text:tab/></text:p>
      <text:p text:style-name="P13"><text:span text:style-name="T1"><text:tab/><text:tab/></text:span><text:span text:style-name="T41">//Open the Browser</text:span></text:p>
      <text:p text:style-name="P13"><text:span text:style-name="T1"><text:tab/><text:tab/></text:span><text:span text:style-name="T20">driver</text:span><text:span text:style-name="T1"> = </text:span><text:span text:style-name="T34">new</text:span><text:span text:style-name="T1"> FirefoxDriver( ffp );</text:span></text:p>
      <text:p text:style-name="P41"><text:soft-page-break/><text:tab/><text:tab/></text:p>
      <text:p text:style-name="P13"><text:span text:style-name="T1"><text:tab/><text:tab/></text:span><text:span text:style-name="T41">//Open the page</text:span></text:p>
      <text:p text:style-name="P13"><text:span text:style-name="T1"><text:tab/><text:tab/></text:span><text:span text:style-name="T20">driver</text:span><text:span text:style-name="T1">.get( </text:span><text:span text:style-name="T20">URL_TEXTFIELD</text:span><text:span text:style-name="T1"> );</text:span></text:p>
      <text:p text:style-name="P41"><text:tab/><text:tab/></text:p>
      <text:p text:style-name="P13"><text:span text:style-name="T1"><text:tab/><text:tab/>By mainTitleId = By.</text:span><text:span text:style-name="T2">cssSelector</text:span><text:span text:style-name="T1">(</text:span><text:span text:style-name="T39">"body &gt; div:nth-child(1) &gt; center:nth-child(1) &gt; table:nth-child(1) &gt; tbody:nth-child(1) &gt; tr:nth-child(1) &gt; td:nth-child(1) &gt; h2:nth-child(2) &gt; font:nth-child(1)"</text:span><text:span text:style-name="T1">);</text:span></text:p>
      <text:p text:style-name="P41"><text:tab/><text:tab/></text:p>
      <text:p text:style-name="P13"><text:span text:style-name="T1"><text:tab/><text:tab/></text:span><text:span text:style-name="T41">//</text:span><text:span text:style-name="T48">Explicit </text:span><text:span text:style-name="T41">Waiting time for appearance in </text:span><text:span text:style-name="T42">secs</text:span></text:p>
      <text:p text:style-name="P13"><text:span text:style-name="T1"><text:tab/><text:tab/></text:span><text:span text:style-name="T20">wait</text:span><text:span text:style-name="T1"> = </text:span><text:span text:style-name="T34">new</text:span><text:span text:style-name="T1"> WebDriverWait( </text:span><text:span text:style-name="T20">driver</text:span><text:span text:style-name="T1">, 3 );</text:span></text:p>
      <text:p text:style-name="P41"><text:tab/><text:tab/></text:p>
      <text:p text:style-name="P13"><text:span text:style-name="T1"><text:tab/><text:tab/></text:span><text:span text:style-name="T41">//</text:span><text:span text:style-name="T48">Explicit </text:span><text:span text:style-name="T41">Waiting for appearance of TITLE</text:span></text:p>
      <text:p text:style-name="P13"><text:span text:style-name="T2"><text:tab/><text:tab/></text:span><text:span text:style-name="T20">wait</text:span><text:span text:style-name="T1">.until( ExpectedConditions.</text:span><text:span text:style-name="T2">visibilityOfAllElementsLocatedBy</text:span><text:span text:style-name="T1">( mainTitleId ) );</text:span></text:p>
      <text:p text:style-name="P41"><text:tab/><text:tab/></text:p>
      <text:p text:style-name="P13"><text:span text:style-name="T1"><text:tab/><text:tab/></text:span><text:span text:style-name="T41">//Find TITLE</text:span></text:p>
      <text:p text:style-name="P13"><text:span text:style-name="T1"><text:tab/><text:tab/></text:span><text:span text:style-name="T20">element</text:span><text:span text:style-name="T1"> = </text:span><text:span text:style-name="T20">driver</text:span><text:span text:style-name="T1">.findElement( mainTitleId );</text:span></text:p>
      <text:p text:style-name="P41"><text:tab/><text:tab/></text:p>
      <text:p text:style-name="P13"><text:span text:style-name="T1"><text:tab/><text:tab/></text:span><text:span text:style-name="T41">//Get TITLE</text:span></text:p>
      <text:p text:style-name="P13"><text:span text:style-name="T1"><text:tab/><text:tab/>String foundTitle = </text:span><text:span text:style-name="T20">element</text:span><text:span text:style-name="T1">.getText();</text:span></text:p>
      <text:p text:style-name="P41"><text:tab/><text:tab/></text:p>
      <text:p text:style-name="P13"><text:span text:style-name="T1"><text:tab/><text:tab/></text:span><text:span text:style-name="T41">//Check if the TITLE is OK</text:span></text:p>
      <text:p text:style-name="P13"><text:span text:style-name="T1"><text:tab/><text:tab/></text:span><text:span text:style-name="T2">assertEquals</text:span><text:span text:style-name="T1">( </text:span><text:span text:style-name="T39">"Title must be '"</text:span><text:span text:style-name="T1"> + mainTitle + </text:span><text:span text:style-name="T39">"'"</text:span><text:span text:style-name="T1">, mainTitle, foundTitle );<text:tab/></text:span></text:p>
      <text:p text:style-name="P41"><text:tab/>}</text:p>
      <text:p text:style-name="P13"/>
      <text:p text:style-name="P13"><text:span text:style-name="T1"><text:tab/></text:span><text:span text:style-name="T38">@AfterClass</text:span></text:p>
      <text:p text:style-name="P13"><text:span text:style-name="T1"><text:tab/></text:span><text:span text:style-name="T34">public</text:span><text:span text:style-name="T1"> </text:span><text:span text:style-name="T34">static</text:span><text:span text:style-name="T1"> </text:span><text:span text:style-name="T34">void</text:span><text:span text:style-name="T1"> finalizing(){</text:span></text:p>
      <text:p text:style-name="P13"><text:span text:style-name="T1"><text:tab/><text:tab/></text:span><text:span text:style-name="T20">driver</text:span><text:span text:style-name="T1">.close();</text:span></text:p>
      <text:p text:style-name="P41"><text:tab/>}</text:p>
      <text:p text:style-name="P41"><text:tab/></text:p>
      <text:p text:style-name="P13"><text:span text:style-name="T1"><text:tab/></text:span><text:span text:style-name="T38">@Test</text:span></text:p>
      <text:p text:style-name="P13"><text:span text:style-name="T1"><text:tab/></text:span><text:span text:style-name="T34">public</text:span><text:span text:style-name="T1"> </text:span><text:span text:style-name="T34">void</text:span><text:span text:style-name="T1"> testYesLink(){</text:span></text:p>
      <text:p text:style-name="P13"><text:span text:style-name="T1"><text:tab/><text:tab/>String yesAnswer = </text:span><text:span text:style-name="T39">"Clap clap!"</text:span><text:span text:style-name="T1">;</text:span></text:p>
      <text:p text:style-name="P41"><text:tab/><text:tab/><text:tab/><text:tab/></text:p>
      <text:p text:style-name="P13"><text:span text:style-name="T1"><text:tab/><text:tab/>By yesLinkId = By.</text:span><text:span text:style-name="T2">cssSelector</text:span><text:span text:style-name="T1">(</text:span><text:span text:style-name="T39">"body &gt; div:nth-child(1) &gt; center:nth-child(1) &gt; table:nth-child(1) &gt; tbody:nth-child(1) &gt; tr:nth-child(1) &gt; td:nth-child(1) &gt; p:nth-child(6) &gt; a:nth-child(1)"</text:span><text:span text:style-name="T1">);</text:span></text:p>
      <text:p text:style-name="P13"><text:span text:style-name="T1"><text:tab/><text:tab/>By fieldId = By.</text:span><text:span text:style-name="T2">cssSelector</text:span><text:span text:style-name="T1">(</text:span><text:span text:style-name="T39">"body &gt; div:nth-child(1) &gt; center:nth-child(1) &gt; table:nth-child(1) &gt; tbody:nth-child(1) &gt; tr:nth-child(1) &gt; td:nth-child(1) &gt; form:nth-child(5) &gt; div:nth-child(2) &gt; center:nth-child(2) &gt; p:nth-child(2) &gt; font:nth-child(1) &gt; input:nth-child(1)"</text:span><text:span text:style-name="T1">);</text:span></text:p>
      <text:p text:style-name="P41"><text:tab/><text:tab/></text:p>
      <text:p text:style-name="P13"><text:span text:style-name="T1"><text:tab/><text:tab/></text:span><text:span text:style-name="T41">//Find YES element</text:span></text:p>
      <text:p text:style-name="P13"><text:span text:style-name="T1"><text:tab/><text:tab/></text:span><text:span text:style-name="T20">element</text:span><text:span text:style-name="T1"> = </text:span><text:span text:style-name="T20">driver</text:span><text:span text:style-name="T1">.findElement( yesLinkId );</text:span></text:p>
      <text:p text:style-name="P41"><text:tab/><text:tab/></text:p>
      <text:p text:style-name="P13"><text:span text:style-name="T1"><text:tab/><text:tab/>Actions actions = </text:span><text:span text:style-name="T34">new</text:span><text:span text:style-name="T1"> Actions( </text:span><text:span text:style-name="T20">driver</text:span><text:span text:style-name="T1"> );</text:span></text:p>
      <text:p text:style-name="P13"><text:span text:style-name="T1"><text:tab/><text:tab/>actions.moveToElement( </text:span><text:span text:style-name="T20">element</text:span><text:span text:style-name="T1">).perform();</text:span></text:p>
      <text:p text:style-name="P13"/>
      <text:p text:style-name="P13"><text:span text:style-name="T1"><text:tab/><text:tab/>WebElement fieldElement = </text:span><text:span text:style-name="T20">driver</text:span><text:span text:style-name="T1">.findElement( fieldId );</text:span></text:p>
      <text:p text:style-name="P13"><text:span text:style-name="T1"><text:tab/><text:tab/>String fieldText = fieldElement.getAttribute(</text:span><text:span text:style-name="T39">"value"</text:span><text:span text:style-name="T1">);</text:span></text:p>
      <text:p text:style-name="P41"><text:tab/><text:tab/></text:p>
      <text:p text:style-name="P13"><text:span text:style-name="T1"><text:tab/><text:tab/></text:span><text:span text:style-name="T41">//Check if the TITLE is OK</text:span></text:p>
      <text:p text:style-name="P13"><text:span text:style-name="T1"><text:tab/><text:tab/></text:span><text:span text:style-name="T2">assertEquals</text:span><text:span text:style-name="T1">( </text:span><text:span text:style-name="T39">"Title must be '"</text:span><text:span text:style-name="T1"> + yesAnswer + </text:span><text:span text:style-name="T39">"'"</text:span><text:span text:style-name="T1">, yesAnswer, fieldText );<text:tab/><text:tab/></text:span></text:p>
      <text:p text:style-name="P41"><text:tab/>}</text:p>
      <text:p text:style-name="P41"><text:tab/></text:p>
      <text:p text:style-name="P13"><text:span text:style-name="T1"><text:tab/></text:span><text:span text:style-name="T38">@Test</text:span></text:p>
      <text:p text:style-name="P13"><text:span text:style-name="T1"><text:tab/></text:span><text:span text:style-name="T34">public</text:span><text:span text:style-name="T1"> </text:span><text:span text:style-name="T34">void</text:span><text:span text:style-name="T1"> testNoLink(){</text:span></text:p>
      <text:p text:style-name="P13"><text:span text:style-name="T1"><text:tab/><text:tab/>String noAnswer = </text:span><text:span text:style-name="T39">"Sour puss!"</text:span><text:span text:style-name="T1">;</text:span></text:p>
      <text:p text:style-name="P41"><text:tab/><text:tab/></text:p>
      <text:p text:style-name="P13"><text:span text:style-name="T1"><text:tab/><text:tab/>By noLinkId = By.</text:span><text:span text:style-name="T2">cssSelector</text:span><text:span text:style-name="T1">( </text:span><text:span text:style-name="T39">"body &gt; div:nth-child(1) &gt; center:nth-child(1) &gt; table:nth-child(1) &gt; tbody:nth-child(1) &gt; tr:nth-child(1) &gt; td:nth-child(1) &gt; p:nth-child(6) &gt; a:nth-child(2)"</text:span><text:span text:style-name="T1"> );</text:span></text:p>
      <text:p text:style-name="P13"><text:span text:style-name="T1"><text:tab/><text:tab/>By fieldId = By.</text:span><text:span text:style-name="T2">cssSelector</text:span><text:span text:style-name="T1">(</text:span><text:span text:style-name="T39">"body &gt; div:nth-child(1) &gt; center:nth-child(1) &gt; table:nth-child(1) &gt; tbody:nth-child(1) &gt; tr:nth-child(1) &gt; td:nth-child(1) &gt; form:nth-child(5) &gt; div:nth-child(2) &gt; center:nth-child(2) &gt; p:nth-child(2) &gt; font:nth-child(1) &gt; input:nth-child(1)"</text:span><text:span text:style-name="T1">);</text:span></text:p>
      <text:p text:style-name="P41"><text:tab/><text:tab/></text:p>
      <text:p text:style-name="P13"><text:span text:style-name="T1"><text:tab/><text:tab/></text:span><text:span text:style-name="T41">//Find YES element</text:span></text:p>
      <text:p text:style-name="P13"><text:span text:style-name="T1"><text:tab/><text:tab/></text:span><text:span text:style-name="T20">element</text:span><text:span text:style-name="T1"> = </text:span><text:span text:style-name="T20">driver</text:span><text:span text:style-name="T1">.findElement( noLinkId );</text:span></text:p>
      <text:p text:style-name="P41"><text:tab/><text:tab/></text:p>
      <text:p text:style-name="P13"><text:span text:style-name="T1"><text:tab/><text:tab/>Actions actions = </text:span><text:span text:style-name="T34">new</text:span><text:span text:style-name="T1"> Actions( </text:span><text:span text:style-name="T20">driver</text:span><text:span text:style-name="T1"> );</text:span></text:p>
      <text:p text:style-name="P13"><text:span text:style-name="T1"><text:tab/><text:tab/>actions.moveToElement( </text:span><text:span text:style-name="T20">element</text:span><text:span text:style-name="T1"> ).perform();</text:span></text:p>
      <text:p text:style-name="P13"/>
      <text:p text:style-name="P13"><text:span text:style-name="T1"><text:tab/><text:tab/>WebElement fieldElement = </text:span><text:span text:style-name="T20">driver</text:span><text:span text:style-name="T1">.findElement( fieldId );</text:span></text:p>
      <text:p text:style-name="P13"><text:span text:style-name="T1"><text:tab/><text:tab/>String fieldText = fieldElement.getAttribute(</text:span><text:span text:style-name="T39">"value"</text:span><text:span text:style-name="T1">);</text:span></text:p>
      <text:p text:style-name="P41"><text:tab/><text:tab/></text:p>
      <text:p text:style-name="P13"><text:span text:style-name="T1"><text:tab/><text:tab/></text:span><text:span text:style-name="T41">//Check if the TITLE is OK</text:span></text:p>
      <text:p text:style-name="P13"><text:span text:style-name="T1"><text:tab/><text:tab/></text:span><text:span text:style-name="T2">assertEquals</text:span><text:span text:style-name="T1">( </text:span><text:span text:style-name="T39">"Title must be '"</text:span><text:span text:style-name="T1"> + noAnswer + </text:span><text:span text:style-name="T39">"'"</text:span><text:span text:style-name="T1">, noAnswer, fieldText );<text:tab/><text:tab/></text:span></text:p>
      <text:p text:style-name="P41"><text:tab/>}</text:p>
      <text:p text:style-name="P41"><text:tab/></text:p>
      <text:p text:style-name="P13"><text:span text:style-name="T1"><text:tab/></text:span><text:span text:style-name="T38">@Test</text:span></text:p>
      <text:p text:style-name="P13"><text:soft-page-break/><text:span text:style-name="T1"><text:tab/></text:span><text:span text:style-name="T34">public</text:span><text:span text:style-name="T1"> </text:span><text:span text:style-name="T34">void</text:span><text:span text:style-name="T1"> testMissingElement(){</text:span></text:p>
      <text:p text:style-name="P13"><text:span text:style-name="T1"><text:tab/><text:tab/>By noExistingElementId = By.</text:span><text:span text:style-name="T2">cssSelector</text:span><text:span text:style-name="T1">( </text:span><text:span text:style-name="T39">"blabla"</text:span><text:span text:style-name="T1"> );</text:span></text:p>
      <text:p text:style-name="P13"/>
      <text:p text:style-name="P13"><text:span text:style-name="T1"><text:tab/><text:tab/></text:span><text:span text:style-name="T34">try</text:span><text:span text:style-name="T1">{</text:span></text:p>
      <text:p text:style-name="P13"><text:span text:style-name="T1"><text:tab/><text:tab/><text:tab/></text:span><text:span text:style-name="T20">element</text:span><text:span text:style-name="T1"> = </text:span><text:span text:style-name="T20">driver</text:span><text:span text:style-name="T1">.findElement( noExistingElementId );</text:span></text:p>
      <text:p text:style-name="P41"><text:tab/><text:tab/><text:tab/></text:p>
      <text:p text:style-name="P13"><text:span text:style-name="T1"><text:tab/><text:tab/><text:tab/></text:span><text:span text:style-name="T2">fail</text:span><text:span text:style-name="T1">(</text:span><text:span text:style-name="T39">"Can not be found because it does not exists"</text:span><text:span text:style-name="T1">);</text:span></text:p>
      <text:p text:style-name="P13"><text:span text:style-name="T1"><text:tab/><text:tab/>}</text:span><text:span text:style-name="T34">catch</text:span><text:span text:style-name="T1">( InvalidSelectorException ise ){</text:span></text:p>
      <text:p text:style-name="P13"><text:span text:style-name="T1"><text:tab/><text:tab/><text:tab/></text:span><text:span text:style-name="T2">fail</text:span><text:span text:style-name="T1">(</text:span><text:span text:style-name="T39">"Can not be InvalidSelectorException because the exception should be catched before"</text:span><text:span text:style-name="T1">);</text:span></text:p>
      <text:p text:style-name="P13"><text:span text:style-name="T1"><text:tab/><text:tab/>}</text:span><text:span text:style-name="T34">catch</text:span><text:span text:style-name="T1">( NoSuchElementException nee ){</text:span></text:p>
      <text:p text:style-name="P13"><text:span text:style-name="T1"><text:tab/><text:tab/><text:tab/></text:span><text:span text:style-name="T41">//This NoSuchElementException was expected</text:span></text:p>
      <text:p text:style-name="P13"><text:span text:style-name="T1"><text:tab/><text:tab/>}</text:span><text:span text:style-name="T34">catch</text:span><text:span text:style-name="T1">( NoSuchWindowException nwe ){</text:span></text:p>
      <text:p text:style-name="P13"><text:span text:style-name="T1"><text:tab/><text:tab/><text:tab/></text:span><text:span text:style-name="T2">fail</text:span><text:span text:style-name="T1">(</text:span><text:span text:style-name="T39">"Can not be NoSuchWindowException because the exception should be catched before"</text:span><text:span text:style-name="T1">);</text:span></text:p>
      <text:p text:style-name="P13"><text:span text:style-name="T1"><text:tab/><text:tab/>}</text:span><text:span text:style-name="T34">catch</text:span><text:span text:style-name="T1">( Exception e ){</text:span></text:p>
      <text:p text:style-name="P41"><text:tab/><text:tab/><text:tab/>e.printStackTrace();<text:tab/><text:tab/><text:tab/></text:p>
      <text:p text:style-name="P41"><text:tab/><text:tab/>}<text:tab/><text:tab/></text:p>
      <text:p text:style-name="P41"><text:tab/><text:tab/></text:p>
      <text:p text:style-name="P41"><text:tab/>}</text:p>
      <text:p text:style-name="P41">}</text:p>
      <text:p text:style-name="P80"/>
      <text:p text:style-name="P82"/>
      <text:list xml:id="list30559646278673" text:continue-numbering="true" text:style-name="MyNumbering">
        <text:list-item>
          <text:p text:style-name="P84">Find element</text:p>
        </text:list-item>
      </text:list>
      <text:p text:style-name="P9"><text:span text:style-name="T20"><text:tab/></text:span><text:span text:style-name="T3">driver.findElement( By.id( </text:span><text:span text:style-name="T23">"id"</text:span><text:span text:style-name="T3"> ) )</text:span></text:p>
      <text:p text:style-name="P61"/>
      <text:p text:style-name="P28"><text:span text:style-name="T2"><text:tab/>driver.findElement( By.className(</text:span><text:span text:style-name="T23">"</text:span><text:span text:style-name="T20">class_name</text:span><text:span text:style-name="T23">"</text:span><text:span text:style-name="T2"> ))</text:span></text:p>
      <text:p text:style-name="P61"/>
      <text:p text:style-name="P28"><text:span text:style-name="T2"><text:tab/>driver.findElement( By.</text:span><text:span text:style-name="T4">n</text:span><text:span text:style-name="T2">ame(</text:span><text:span text:style-name="T23">"</text:span><text:span text:style-name="T25">element_</text:span><text:span text:style-name="T20">name</text:span><text:span text:style-name="T23">"</text:span><text:span text:style-name="T2"> ))</text:span></text:p>
      <text:p text:style-name="P62"><text:tab/></text:p>
      <text:p text:style-name="P29"><text:span text:style-name="T3"><text:tab/>driver.findElement( </text:span><text:span text:style-name="T8">By.</text:span><text:span text:style-name="T7">tag</text:span><text:span text:style-name="T8">Name</text:span><text:span text:style-name="T3">(</text:span><text:span text:style-name="T23">"</text:span><text:span text:style-name="T20">element_html_tag</text:span><text:span text:style-name="T24">_name</text:span><text:span text:style-name="T23">"</text:span><text:span text:style-name="T3"> ))</text:span></text:p>
      <text:p text:style-name="P61"/>
      <text:p text:style-name="P28"><text:span text:style-name="T2"><text:tab/>driver.findElement( By.</text:span><text:span text:style-name="T5">cssSelector</text:span><text:span text:style-name="T2">(</text:span><text:span text:style-name="T23">"</text:span><text:span text:style-name="T26">css_selector</text:span><text:span text:style-name="T23"> "</text:span><text:span text:style-name="T2"> ))</text:span></text:p>
      <text:p text:style-name="P61"/>
      <text:p text:style-name="P28"><text:span text:style-name="T2"><text:tab/>driver.findElement( By.</text:span><text:span text:style-name="T5">xpath</text:span><text:span text:style-name="T2">(</text:span><text:span text:style-name="T23">"</text:span><text:span text:style-name="T26">xpath</text:span><text:span text:style-name="T20">_</text:span><text:span text:style-name="T26">expression</text:span><text:span text:style-name="T23"> "</text:span><text:span text:style-name="T2"> ))</text:span></text:p>
      <text:p text:style-name="P61"/>
      <text:p text:style-name="P28"><text:span text:style-name="T2"><text:tab/>driver.findElement( By.</text:span><text:span text:style-name="T6">link</text:span><text:span text:style-name="T2">(</text:span><text:span text:style-name="T23">"</text:span><text:span text:style-name="T27">link_text</text:span><text:span text:style-name="T23">"</text:span><text:span text:style-name="T2"> ))</text:span></text:p>
      <text:p text:style-name="P81"/>
      <text:list xml:id="list30558078528009" text:continue-numbering="true" text:style-name="MyNumbering">
        <text:list-item>
          <text:p text:style-name="P83">Operations</text:p>
        </text:list-item>
      </text:list>
      <text:p text:style-name="P52"><text:span text:style-name="T20"><text:tab/></text:span><text:span text:style-name="T2">WebDriver <text:s/></text:span><text:span text:style-name="T20">driver</text:span><text:span text:style-name="T1"> = </text:span><text:span text:style-name="T34">new</text:span><text:span text:style-name="T1"> FirefoxDriver();</text:span></text:p>
      <text:p text:style-name="P8"><text:span text:style-name="T20"><text:tab/>driver</text:span><text:span text:style-name="T1">.get( </text:span><text:span text:style-name="T20">URL_TEXTFIELD</text:span><text:span text:style-name="T1"> );</text:span></text:p>
      <text:p text:style-name="P10"><text:span text:style-name="T1"><text:tab/>By fieldId = By.</text:span><text:span text:style-name="T2">cssSelector</text:span><text:span text:style-name="T1">(</text:span><text:span text:style-name="T39">"body &gt; div:nth-child(1)"</text:span><text:span text:style-name="T1">);</text:span></text:p>
      <text:p text:style-name="P40"/>
      <text:p text:style-name="P44"><text:span text:style-name="T72"><text:tab/></text:span><text:span text:style-name="T43">//Implicit wait </text:span></text:p>
      <text:p text:style-name="P40"><text:span text:style-name="T72"><text:tab/></text:span><text:span text:style-name="T28">driver.</text:span><text:span text:style-name="T72">manage().timeouts().implicitlyWait(5, TimeUnit.SECONDS);<text:tab/></text:span></text:p>
      <text:p text:style-name="P39"/>
      <text:p text:style-name="P44"><text:span text:style-name="T72"><text:tab/></text:span><text:span text:style-name="T43">//</text:span><text:span text:style-name="T58">Expl</text:span><text:span text:style-name="T43">icit wait </text:span></text:p>
      <text:p text:style-name="P10"><text:span text:style-name="T20"><text:tab/></text:span><text:span text:style-name="T2">WebDriverWait <text:s/></text:span><text:span text:style-name="T20">wait</text:span><text:span text:style-name="T1"> = </text:span><text:span text:style-name="T34">new</text:span><text:span text:style-name="T1"> WebDriverWait( </text:span><text:span text:style-name="T20">driver</text:span><text:span text:style-name="T1">, 3 );</text:span></text:p>
      <text:p text:style-name="P8"><text:span text:style-name="T20"><text:tab/>wait</text:span><text:span text:style-name="T1">.until( ExpectedConditions.</text:span><text:span text:style-name="T2">visibilityOfAllElementsLocatedBy</text:span><text:span text:style-name="T1">( </text:span><text:span text:style-name="T14">fieldId</text:span><text:span text:style-name="T1"> ) );</text:span></text:p>
      <text:p text:style-name="P8"><text:span text:style-name="T1"><text:tab/>WebElement </text:span><text:span text:style-name="T14">element</text:span><text:span text:style-name="T1"> = </text:span><text:span text:style-name="T20">driver</text:span><text:span text:style-name="T1">.findElement( fieldId );</text:span></text:p>
      <text:p text:style-name="P8"/>
      <text:p text:style-name="P30"><text:tab/><text:span text:style-name="T54">//Get to the page </text:span></text:p>
      <text:p text:style-name="P30"><text:tab/><text:span text:style-name="T20">driver.</text:span>get( URL_TEXTFIELD );</text:p>
      <text:p text:style-name="P8"/>
      <text:p text:style-name="P31"><text:tab/><text:span text:style-name="T54">//Maximize window </text:span></text:p>
      <text:p text:style-name="P31"><text:tab/><text:span text:style-name="T29">driver</text:span>.manage().window().maximize();</text:p>
      <text:p text:style-name="P31"/>
      <text:p text:style-name="P8"><text:span text:style-name="T1"><text:tab/></text:span><text:span text:style-name="T41">//</text:span><text:span text:style-name="T51">Gain value from Field</text:span></text:p>
      <text:p text:style-name="P17"><text:span text:style-name="T1"><text:tab/></text:span><text:span text:style-name="T20">element</text:span><text:span text:style-name="T1">.getAttribute(</text:span><text:span text:style-name="T39">"value"</text:span><text:span text:style-name="T1">);</text:span></text:p>
      <text:p text:style-name="P18"/>
      <text:p text:style-name="P8"><text:span text:style-name="T1"><text:tab/></text:span><text:span text:style-name="T41">//</text:span><text:span text:style-name="T51">Gain value from Text</text:span></text:p>
      <text:p text:style-name="P23"><text:span text:style-name="T15"><text:tab/></text:span><text:span text:style-name="T21">element</text:span><text:span text:style-name="T1">.getText();</text:span></text:p>
      <text:p text:style-name="P17"/>
      <text:p text:style-name="P32"><text:tab/><text:span text:style-name="T51">//Gain value from Text – Javascript generated content</text:span></text:p>
      <text:p text:style-name="P32"><text:tab/>JavascriptExecutor jse = (JavascriptExecutor)<text:span text:style-name="T29">driver</text:span>;</text:p>
      <text:p text:style-name="P32"><text:tab/>String stringCity = (String) jse.<text:span text:style-name="T66">executeScript</text:span>("return arguments[0].value", elementCityField);</text:p>
      <text:p text:style-name="P32"/>
      <text:p text:style-name="P8"><text:span text:style-name="T1"><text:tab/></text:span><text:span text:style-name="T41">//</text:span><text:span text:style-name="T43">Gain </text:span><text:span text:style-name="T44">first selected </text:span><text:span text:style-name="T43">element </text:span><text:span text:style-name="T44">value</text:span><text:span text:style-name="T43"> from List</text:span></text:p>
      <text:p text:style-name="P17"><text:span text:style-name="T1"><text:tab/>Select select = </text:span><text:span text:style-name="T34">new</text:span><text:span text:style-name="T1"> Select(</text:span><text:span text:style-name="T20">element </text:span><text:span text:style-name="T1">);</text:span></text:p>
      <text:p text:style-name="P17"><text:span text:style-name="T1"><text:tab/>select.getFirstSelectedOption().getAttribute(</text:span><text:span text:style-name="T39">"value"</text:span><text:span text:style-name="T1">);</text:span></text:p>
      <text:p text:style-name="P17"/>
      <text:p text:style-name="P11"><text:span text:style-name="T1"><text:tab/></text:span><text:span text:style-name="T41">//</text:span><text:span text:style-name="T45">Fill out a field with string</text:span></text:p>
      <text:p text:style-name="P19"><text:span text:style-name="T1"><text:tab/></text:span><text:span text:style-name="T20">element</text:span><text:span text:style-name="T1">.sendKeys( </text:span><text:span text:style-name="T19">stringToShow</text:span><text:span text:style-name="T1"> );</text:span></text:p>
      <text:p text:style-name="P35"/>
      <text:p text:style-name="P12"><text:span text:style-name="T1"><text:tab/></text:span><text:span text:style-name="T41">//</text:span><text:span text:style-name="T46">Tab</text:span></text:p>
      <text:p text:style-name="P24"><text:span text:style-name="T15"><text:tab/></text:span><text:span text:style-name="T21">element</text:span><text:span text:style-name="T15">.sendKeys( </text:span><text:span text:style-name="T1">Keys.</text:span><text:span text:style-name="T20">TAB</text:span><text:span text:style-name="T21"> </text:span><text:span text:style-name="T15"><text:s/>);</text:span></text:p>
      <text:p text:style-name="P63"/>
      <text:p text:style-name="P14"><text:span text:style-name="T59"><text:tab/></text:span><text:span text:style-name="T41">//</text:span><text:span text:style-name="T59">Click</text:span></text:p>
      <text:p text:style-name="P26"><text:span text:style-name="T15"><text:tab/></text:span><text:span text:style-name="T21">element</text:span><text:span text:style-name="T15">.</text:span><text:span text:style-name="T17">click</text:span><text:span text:style-name="T15">( );</text:span></text:p>
      <text:p text:style-name="P17"/>
      <text:p text:style-name="P20"><text:span text:style-name="T41"><text:tab/>//</text:span><text:span text:style-name="T50">Hover </text:span><text:span text:style-name="T47">on an element</text:span></text:p>
      <text:p text:style-name="P25"><text:span text:style-name="T15"><text:tab/>Actions actions = </text:span><text:span text:style-name="T35">new</text:span><text:span text:style-name="T15"> Actions( </text:span><text:span text:style-name="T21">driver</text:span><text:span text:style-name="T15"> );</text:span></text:p>
      <text:p text:style-name="P25"><text:span text:style-name="T1"><text:tab/>actions.moveToElement( </text:span><text:span text:style-name="T20">element</text:span><text:span text:style-name="T1">).perform();</text:span></text:p>
      <text:p text:style-name="P20"/>
      <text:p text:style-name="P20"><text:span text:style-name="T41"><text:tab/>//</text:span><text:span text:style-name="T47">Right click on an element</text:span></text:p>
      <text:p text:style-name="P25"><text:span text:style-name="T15"><text:tab/>Actions actions = </text:span><text:span text:style-name="T35">new</text:span><text:span text:style-name="T15"> Actions( </text:span><text:span text:style-name="T21">driver</text:span><text:span text:style-name="T15"> );</text:span></text:p>
      <text:p text:style-name="P25"><text:span text:style-name="T1"><text:tab/>actions.contextClick( </text:span><text:span text:style-name="T20">element</text:span><text:span text:style-name="T1">).perform();</text:span></text:p>
      <text:p text:style-name="P42"/>
      <text:p text:style-name="P33"><text:span text:style-name="T1"><text:tab/></text:span><text:span text:style-name="T47">//Click on a not clickable element – using Action </text:span></text:p>
      <text:p text:style-name="P33"><text:span text:style-name="T1"><text:tab/>Object Actions actions = </text:span><text:span text:style-name="T15">new </text:span><text:span text:style-name="T1">Actions( </text:span><text:span text:style-name="T21">driver</text:span><text:span text:style-name="T1"> ); </text:span></text:p>
      <text:p text:style-name="P33"><text:span text:style-name="T1"><text:tab/>actions.moveToElement(</text:span><text:span text:style-name="T21">element</text:span><text:span text:style-name="T1">).click().perform();</text:span></text:p>
      <text:p text:style-name="P42"/>
      <text:p text:style-name="P15"><text:span text:style-name="T41"><text:tab/>//</text:span><text:span text:style-name="T49">Double</text:span><text:span text:style-name="T50"> click</text:span><text:span text:style-name="T47"> on an element</text:span></text:p>
      <text:p text:style-name="P21"><text:span text:style-name="T15"><text:tab/>Actions actions = </text:span><text:span text:style-name="T35">new</text:span><text:span text:style-name="T15"> Actions( </text:span><text:span text:style-name="T21">driver</text:span><text:span text:style-name="T15"> );</text:span></text:p>
      <text:p text:style-name="P45"><text:span text:style-name="T9"><text:tab/>actions.</text:span><text:span text:style-name="T11">double</text:span><text:span text:style-name="T9">Click( </text:span><text:span text:style-name="T31">element</text:span><text:span text:style-name="T9">).perform();</text:span></text:p>
      <text:p text:style-name="P66"/>
      <text:p text:style-name="P46"><text:span text:style-name="T9"><text:tab/></text:span><text:span text:style-name="T56">//Click on a not clickable element – using Javascript</text:span></text:p>
      <text:p text:style-name="P46"><text:span text:style-name="T9"><text:tab/>JavascriptExecutor executor = (JavascriptExecutor)</text:span><text:span text:style-name="T32">driver</text:span><text:span text:style-name="T9">; </text:span></text:p>
      <text:p text:style-name="P46"><text:span text:style-name="T9"><text:tab/>executor.</text:span><text:span text:style-name="T13">executeScript</text:span><text:span text:style-name="T9">("arguments[0].click();", elementSendButton);</text:span></text:p>
      <text:p text:style-name="P67"/>
      <text:p text:style-name="P16"><text:span text:style-name="T53"><text:tab/></text:span><text:span text:style-name="T41">//</text:span><text:span text:style-name="T53">Find a </text:span><text:span text:style-name="T52">text on the Page</text:span></text:p>
      <text:p text:style-name="P22"><text:span text:style-name="T15"><text:tab/></text:span><text:span text:style-name="T16">if ( driver.getPageSource().contains(</text:span><text:span text:style-name="T15"> </text:span><text:span text:style-name="T23">stringToSearch </text:span><text:span text:style-name="T15"><text:s/>)</text:span><text:span text:style-name="T16">){</text:span></text:p>
      <text:p text:style-name="P27"><text:span text:style-name="T16"><text:tab/></text:span><text:span text:style-name="T1"><text:tab/></text:span><text:span text:style-name="T55">//</text:span><text:span text:style-name="T41">Do whatever you want</text:span></text:p>
      <text:p text:style-name="P68"><text:tab/>}</text:p>
      <text:p text:style-name="P68"/>
      <text:p text:style-name="P47"><text:span text:style-name="T9"><text:tab/></text:span><text:span text:style-name="T57">//Scroll down 600 pixels on the page </text:span></text:p>
      <text:p text:style-name="P47"><text:span text:style-name="T9"><text:tab/></text:span><text:span text:style-name="T12">JavascriptExecutor jse = (JavascriptExecutor)</text:span><text:span text:style-name="T33">driver</text:span><text:span text:style-name="T12">; </text:span></text:p>
      <text:p text:style-name="P47"><text:span text:style-name="T9"><text:tab/></text:span><text:span text:style-name="T12">jse.executeScript("window.scrollBy(0, 600)");</text:span></text:p>
      <text:p text:style-name="P2"/>
      <text:p text:style-name="P81"/>
      <text:list xml:id="list30559224337695" text:continue-numbering="true" text:style-name="MyNumbering">
        <text:list-item>
          <text:p text:style-name="P83">Wait</text:p>
        </text:list-item>
      </text:list>
      <text:p text:style-name="P55">We always get confuse when it comes to using Wait commands, to better understand it we need to <text:span text:style-name="T64">remember that there is a difference between several scenarios:</text:span></text:p>
      <text:p text:style-name="P53"/>
      <text:list xml:id="list7097845936391080283" text:style-name="L1">
        <text:list-item>
          <text:p text:style-name="P74">An element not being present at all in the DOM</text:p>
        </text:list-item>
        <text:list-item>
          <text:p text:style-name="P74">An element being present in the DOM but not visible</text:p>
        </text:list-item>
        <text:list-item>
          <text:p text:style-name="P74">An element being present in the DOM but not enabled (i.e. clickable)</text:p>
        </text:list-item>
      </text:list>
      <text:p text:style-name="P54"/>
      <text:list xml:id="list30557975124800" text:continue-list="list30559224337695" text:style-name="MyNumbering">
        <text:list-item>
          <text:list>
            <text:list-item>
              <text:h text:style-name="NumberedTitle-1.1_2c_" text:outline-level="2">Implicit Wait</text:h>
            </text:list-item>
          </text:list>
        </text:list-item>
      </text:list>
      <text:p text:style-name="P50"><text:span text:style-name="T62">If the Selenium does not find the element on the page I</text:span><text:span text:style-name="T68">MMEDIATELY</text:span> <text:span text:style-name="T62">the WebDriver will </text:span><text:span text:style-name="T68">wait for the mentioned time</text:span><text:span text:style-name="T62"> and ti will </text:span><text:span text:style-name="T68">NOT try</text:span><text:span text:style-name="T62"> to find the element again during the specified time period. Once the specified time is over, it will try to search the element once again the last time before throwing exception. The default setting is </text:span><text:span text:style-name="T68">zero</text:span><text:span text:style-name="T62">.</text:span></text:p>
      <text:p text:style-name="P36"/>
      <text:p text:style-name="P56">There are pages which get displayed with the <text:span text:style-name="Strong_20_Emphasis">JavaScript</text:span>, the elements are already present in the browser <text:span text:style-name="Strong_20_Emphasis">DOM</text:span>, but are not visible. The implicit wait only waits for an element to <text:span text:style-name="T77">appear in the DOM</text:span>, so it returns immediately, but when you try to interact with the element you get a <text:span text:style-name="Strong_20_Emphasis">NoSuchElementException</text:span>.</text:p>
      <text:p text:style-name="P4"/>
      <text:p text:style-name="P34"><text:span text:style-name="T20">driver</text:span><text:span text:style-name="T62">.manage().timeouts().implicitlyWait(10, TimeUnit.SECONDS);</text:span></text:p>
      <text:p text:style-name="P34">WebElement <text:span text:style-name="T62">element = </text:span><text:span text:style-name="T22">driver</text:span><text:span text:style-name="T62">.findElement( fieldId);</text:span></text:p>
      <text:p text:style-name="P4"/>
      <text:list xml:id="list30558801568797" text:continue-numbering="true" text:style-name="MyNumbering">
        <text:list-item>
          <text:list>
            <text:list-item>
              <text:h text:style-name="NumberedTitle-1.1_2c_" text:outline-level="2">Explicit Wait</text:h>
            </text:list-item>
          </text:list>
        </text:list-item>
      </text:list>
      <text:p text:style-name="P38">The ExplicitWait is the <text:span text:style-name="T65">extension </text:span>of the FluentWait!</text:p>
      <text:p text:style-name="P37">There can be instance when a particular element takes more than a minute to load. In that case you definitely not like to set a huge time to Implicit wait, as if you do this your browser will going to wait for the same time for every element. To avoid that situation you can simply put a separate time on the required element only. By following this your browser implicit wait time would be short for every element and it whould be large for specific element.</text:p>
      <text:p text:style-name="P36"/>
      <text:p text:style-name="P7"><text:span text:style-name="T20">wait</text:span><text:span text:style-name="T1">.until( ExpectedConditions.</text:span><text:span text:style-name="T2">visibilityOfAllElementsLocatedBy</text:span><text:span text:style-name="T1">( </text:span><text:span text:style-name="T14">fieldId</text:span><text:span text:style-name="T1"> ) );</text:span></text:p>
      <text:p text:style-name="P34">WebElement <text:span text:style-name="T63">element</text:span> = <text:span text:style-name="T20">driver</text:span>.findElement( fieldId );</text:p>
      <text:p text:style-name="P36"/>
      <text:p text:style-name="P36"/>
      <text:list xml:id="list30560022178276" text:continue-numbering="true" text:style-name="MyNumbering">
        <text:list-item>
          <text:list>
            <text:list-item>
              <text:h text:style-name="NumberedTitle-1.1_2c_" text:outline-level="2">Fluent Wait</text:h>
            </text:list-item>
          </text:list>
        </text:list-item>
      </text:list>
      <text:p text:style-name="P51">Each FluentWait instance defines the maximum amount of time to wait for a condition, as well as the frequency with which to check the condition. Furthermore, the user may configure the wait to ignore specific types of exceptions whilst waiting, such as NoSuchElementExceptions when searching for an element on the page.</text:p>
      <text:p text:style-name="P4"/>
      <text:p text:style-name="P43">Wait wait = new FluentWait(driver) </text:p>
      <text:p text:style-name="P43"><text:tab/>.withTimeout(30, SECONDS) </text:p>
      <text:p text:style-name="P43"><text:tab/>.pollingEvery(5, SECONDS) </text:p>
      <text:p text:style-name="P43"><text:tab/>.ignoring(NoSuchElementException.class); </text:p>
      <text:p text:style-name="P43">WebElement foo = wait.until(new Function() {</text:p>
      <text:p text:style-name="P43"><text:tab/><text:span text:style-name="T34">public</text:span> WebElement apply(WebDriver driver) { </text:p>
      <text:p text:style-name="P43"><text:tab/><text:tab/><text:span text:style-name="T36">return</text:span> <text:span text:style-name="T21">driver</text:span>.findElement(By.id("foo"));</text:p>
      <text:p text:style-name="P43"><text:tab/>} </text:p>
      <text:p text:style-name="P43">});</text:p>
      <text:p text:style-name="P4"/>
      <text:p text:style-name="P4"/>
      <text:list xml:id="list30558033117926" text:continue-numbering="true" text:style-name="MyNumbering">
        <text:list-item>
          <text:list>
            <text:list-item>
              <text:h text:style-name="P86" text:outline-level="2">Different<text:span text:style-name="T73"> between dispose(), quit() and close()</text:span></text:h>
            </text:list-item>
          </text:list>
        </text:list-item>
      </text:list>
      <text:p text:style-name="P59"><text:span text:style-name="T66">close()<text:tab/></text:span><text:span text:style-name="T71">Close the browser window that the driver has focus of.</text:span> But the driver instance still remain in memory and can be used to handle other open browser windows.</text:p>
      <text:p text:style-name="P58"><text:span text:style-name="T66">quit()</text:span><text:tab/>calls dispose()</text:p>
      <text:p text:style-name="P60"><text:span text:style-name="T66">dispose()</text:span><text:tab/><text:span text:style-name="T74">Closes </text:span><text:span text:style-name="T67">all browser</text:span><text:span text:style-name="T74"> windows and safely ends the session. T</text:span>he driver instance is garbage collected i.e. removed from the memory. So now you cannot use this driver instance to do other operation after calling quit() on it. If you do it will throw an Exception</text:p>
      <text:p text:style-name="P73"/>
      <text:p text:style-name="P3"/>
      <text:p text:style-name="P3"/>
      <text:p text:style-name="P3"/>
      <text:p text:style-name="P3"/>
      <text:p text:style-name="P3"/>
      <text:list xml:id="list30558218137370" text:continue-numbering="true" text:style-name="MyNumbering">
        <text:list-item>
          <text:p text:style-name="P85">Desired Capabilities</text:p>
        </text:list-item>
      </text:list>
      <text:p text:style-name="P77"><text:span text:style-name="T75">The desired capability is a series of key/value pairs that stores the browser properties like browsername, browser version, the path of the browser driver in the system, etc. to determine the behaviour of the browser at run time. </text:span></text:p>
      <text:p text:style-name="P77"/>
      <text:list xml:id="list1051208895566907891" text:style-name="L2">
        <text:list-item>
          <text:p text:style-name="P75"><text:span text:style-name="T75">Desired capability can also be used to configure the driver instance of Selenium WebDriver. </text:span></text:p>
        </text:list-item>
        <text:list-item>
          <text:p text:style-name="P75"><text:span text:style-name="T75">We can configure driver instance like FirefoxDriver, ChromeDriver, InternetExplorerDriver by using desired capabilities.</text:span></text:p>
        </text:list-item>
      </text:list>
      <text:p text:style-name="P77"/>
      <text:p text:style-name="P70">import org.openqa.selenium.WebDriver; </text:p>
      <text:p text:style-name="P70">import org.openqa.selenium.firefox.FirefoxDriver; </text:p>
      <text:p text:style-name="P69">import org.openqa.selenium.remote.DesiredCapabilities; </text:p>
      <text:p text:style-name="P69"/>
      <text:p text:style-name="P70">WebDriver driver = new FirefoxDriver(); </text:p>
      <text:p text:style-name="P70"/>
      <text:p text:style-name="P69">DesiredCapabilities <text:span text:style-name="T80">caps</text:span>=<text:span text:style-name="T79">DesiredCapabilities.firefox()</text:span>; </text:p>
      <text:p text:style-name="P69"/>
      <text:p text:style-name="P71">caps.<text:span text:style-name="T79">setVersion</text:span>("30"); </text:p>
      <text:p text:style-name="P71">caps.<text:span text:style-name="T79">setPlatform</text:span>(Platform.WIN8);</text:p>
      <text:p text:style-name="P69"/>
      <text:p text:style-name="P72"><text:span text:style-name="T1">Webdriver </text:span><text:span text:style-name="T21">driver</text:span><text:span text:style-name="T1"> = new FirefoxDriver(</text:span><text:span text:style-name="T18">caps</text:span><text:span text:style-name="T1">); </text:span></text:p>
      <text:p text:style-name="P77"/>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MyITDocStyle" style:family="paragraph"/>
    <style:style style:name="MainTittle" style:family="paragraph" style:parent-style-name="MyITDocStyle">
      <style:paragraph-properties fo:margin-top="0in" fo:margin-bottom="0.1201in" loext:contextual-spacing="false" fo:text-align="center" style:justify-single-word="false"/>
      <style:text-properties style:font-name="Arial1" fo:font-family="Arial" style:font-style-name="Bold" style:font-family-generic="swiss" style:font-pitch="variable" fo:font-size="22pt" fo:font-weight="bold" style:font-size-asian="22pt" style:font-size-complex="22pt"/>
    </style:style>
    <style:style style:name="NumberedTitle-1." style:family="paragraph" style:parent-style-name="MyITDocStyle" style:list-style-name="MyNumbering" style:master-page-name="">
      <style:paragraph-properties fo:margin-top="0.0783in" fo:margin-bottom="0in" loext:contextual-spacing="false" fo:text-align="justify" style:justify-single-word="false" style:page-number="auto" fo:keep-with-next="always">
        <style:tab-stops/>
      </style:paragraph-properties>
      <style:text-properties style:font-name="Arial1" fo:font-family="Arial" style:font-style-name="Bold" style:font-family-generic="swiss" style:font-pitch="variable" fo:font-weight="bold" fo:background-color="transparent" style:font-size-asian="10.5pt"/>
    </style:style>
    <style:style style:name="Normal_20_bekezdes" style:display-name="Normal bekezdes" style:family="paragraph" style:parent-style-name="MyITDocStyle">
      <loext:graphic-properties draw:fill="none" draw:fill-color="#99ccff"/>
      <style:paragraph-properties fo:margin-left="0.25in" fo:margin-right="0in" fo:margin-top="0.0783in" fo:margin-bottom="0in" loext:contextual-spacing="false" fo:text-align="justify" style:justify-single-word="false" fo:text-indent="0.1252in" style:auto-text-indent="false" fo:background-color="transparent">
        <style:tab-stops/>
      </style:paragraph-properties>
      <style:text-properties style:font-name="Arial2" fo:font-family="Arial" style:font-style-name="Regular" style:font-family-generic="swiss" style:font-pitch="variable" fo:font-size="11pt" style:text-underline-style="none" fo:font-weight="normal" officeooo:rsid="00391074" style:font-size-asian="11pt" style:font-weight-asian="normal" style:font-size-complex="11pt" style:font-weight-complex="normal"/>
    </style:style>
    <style:style style:name="Reszletezes-NormalBekezdes" style:family="paragraph" style:parent-style-name="MyITDocStyle">
      <loext:graphic-properties draw:fill="none" draw:fill-color="#99ccff"/>
      <style:paragraph-properties fo:margin-left="1.4598in" fo:margin-right="0in" fo:margin-top="0.0783in" fo:margin-bottom="0in" loext:contextual-spacing="false" fo:text-align="justify" style:justify-single-word="false" fo:text-indent="-1in" style:auto-text-indent="false" fo:background-color="transparent">
        <style:tab-stops/>
      </style:paragraph-properties>
      <style:text-properties style:font-name="Arial2" fo:font-family="Arial" style:font-style-name="Regular" style:font-family-generic="swiss" style:font-pitch="variable" fo:font-size="11pt" style:text-underline-style="none" fo:font-weight="normal" officeooo:rsid="0320f1c4" style:font-size-asian="10pt" style:font-weight-asian="normal" style:font-size-complex="10pt" style:font-weight-complex="normal"/>
    </style:style>
    <style:style style:name="Reszletezes-NormalBekezdes-Folytatas" style:family="paragraph" style:parent-style-name="MyITDocStyle">
      <loext:graphic-properties draw:fill="none" draw:fill-color="#729fcf"/>
      <style:paragraph-properties fo:margin-left="1.4598in" fo:margin-right="0in" fo:text-align="justify" style:justify-single-word="false" fo:text-indent="0in" style:auto-text-indent="false" fo:background-color="transparent"/>
      <style:text-properties style:font-name="Arial" fo:font-family="Arial" style:font-family-generic="swiss" style:font-pitch="variabl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edTitle-1.1_2c_" style:display-name="NumberedTitle-1.1," style:family="paragraph" style:parent-style-name="MyITDocStyle" style:default-outline-level="2" style:list-style-name="MyNumbering" style:master-page-name="">
      <style:paragraph-properties fo:margin-top="0.1in" fo:margin-bottom="0in" loext:contextual-spacing="false" fo:text-align="justify" style:justify-single-word="false" style:page-number="auto"/>
      <style:text-properties style:font-name="Arial2" fo:font-family="Arial" style:font-style-name="Regular" style:font-family-generic="swiss" style:font-pitch="variable" fo:font-weight="normal" style:font-size-asian="10.5pt"/>
    </style:style>
    <style:style style:name="Console-Normal" style:family="paragraph" style:parent-style-name="MyITDocStyle">
      <loext:graphic-properties draw:fill="solid" draw:fill-color="#eeeeee" draw:fill-image-width="0in" draw:fill-image-height="0in"/>
      <style:paragraph-properties fo:margin-left="0.6866in" fo:margin-right="0in" fo:margin-top="0.0783in" fo:margin-bottom="0in" loext:contextual-spacing="false" fo:text-align="justify" style:justify-single-word="false" fo:text-indent="0in" style:auto-text-indent="false" fo:background-color="#eeeeee">
        <style:tab-stops>
          <style:tab-stop style:position="-0.4953in"/>
        </style:tab-stops>
      </style:paragraph-properties>
      <style:text-properties style:font-name="Arial2" fo:font-family="Arial" style:font-style-name="Regular" style:font-family-generic="swiss" style:font-pitch="variable" fo:font-size="9pt" style:text-underline-style="none" fo:font-weight="normal" officeooo:rsid="0030cf8d" style:font-size-asian="11pt" style:font-weight-asian="normal" style:font-size-complex="11pt" style:font-weight-complex="normal"/>
    </style:style>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Droid Sans Mono" fo:font-family="'Droid Sans Mono'" style:font-family-generic="modern" style:font-pitch="fixed" style:font-name-asian="Droid Sans Fallback1" style:font-family-asian="'Droid Sans Fallback'" style:font-family-generic-asian="modern" style:font-pitch-asian="fixed" style:font-name-complex="Lohit Hindi"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0.2319in" fo:text-indent="-0.2319in" fo:margin-left="0.2319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3154in" fo:margin-left="0.3154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nothing" fo:text-indent="-0.3154in" fo:margin-left="0.3154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style>
    <text:list-style style:name="MyNumbering">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in" fo:text-indent="-0.45in" fo:margin-left="0.7in"/>
        </style:list-level-properties>
      </text:list-level-style-number>
      <text:list-level-style-number text:level="3" style:num-suffix="." style:num-format="1" text:display-levels="3">
        <style:list-level-properties text:list-level-position-and-space-mode="label-alignment">
          <style:list-level-label-alignment text:label-followed-by="space" fo:text-indent="-0.6in" fo:margin-left="0.6in"/>
        </style:list-level-properties>
      </text:list-level-style-number>
      <text:list-level-style-number text:level="4" style:num-suffix="." style:num-format="1">
        <style:list-level-properties text:list-level-position-and-space-mode="label-alignment">
          <style:list-level-label-alignment text:label-followed-by="space" fo:text-indent="-0.6in" fo:margin-left="0.6in"/>
        </style:list-level-properties>
      </text:list-level-style-number>
      <text:list-level-style-number text:level="5" style:num-suffix="." style:num-format="1">
        <style:list-level-properties text:list-level-position-and-space-mode="label-alignment">
          <style:list-level-label-alignment text:label-followed-by="space" fo:text-indent="-0.6in" fo:margin-left="0.6in"/>
        </style:list-level-properties>
      </text:list-level-style-number>
      <text:list-level-style-number text:level="6" style:num-suffix="." style:num-format="1">
        <style:list-level-properties text:list-level-position-and-space-mode="label-alignment">
          <style:list-level-label-alignment text:label-followed-by="space" fo:text-indent="-0.6in" fo:margin-left="0.6in"/>
        </style:list-level-properties>
      </text:list-level-style-number>
      <text:list-level-style-number text:level="7" style:num-suffix="." style:num-format="1">
        <style:list-level-properties text:list-level-position-and-space-mode="label-alignment">
          <style:list-level-label-alignment text:label-followed-by="space" fo:text-indent="-0.6in" fo:margin-left="0.6in"/>
        </style:list-level-properties>
      </text:list-level-style-number>
      <text:list-level-style-number text:level="8" style:num-suffix="." style:num-format="1">
        <style:list-level-properties text:list-level-position-and-space-mode="label-alignment">
          <style:list-level-label-alignment text:label-followed-by="space" fo:text-indent="-0.6in" fo:margin-left="0.6in"/>
        </style:list-level-properties>
      </text:list-level-style-number>
      <text:list-level-style-number text:level="9" style:num-suffix="." style:num-format="1">
        <style:list-level-properties text:list-level-position-and-space-mode="label-alignment">
          <style:list-level-label-alignment text:label-followed-by="space" fo:text-indent="-0.6in" fo:margin-left="0.6in"/>
        </style:list-level-properties>
      </text:list-level-style-number>
      <text:list-level-style-number text:level="10" style:num-suffix="." style:num-format="1">
        <style:list-level-properties text:list-level-position-and-space-mode="label-alignment">
          <style:list-level-label-alignment text:label-followed-by="space" fo:text-indent="-0.6in" fo:margin-left="0.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508in" fo:margin-bottom="0.4335in" fo:margin-left="0.5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5:00:38.259441092</meta:creation-date>
    <dc:date>2018-05-09T03:00:10.839469308</dc:date>
    <meta:editing-duration>PT16H43M4S</meta:editing-duration>
    <meta:editing-cycles>81</meta:editing-cycles>
    <meta:generator>LibreOffice/5.1.6.2$Linux_X86_64 LibreOffice_project/10m0$Build-2</meta:generator>
    <meta:print-date>2015-04-11T13:33:32.280224357</meta:print-date>
    <meta:document-statistic meta:table-count="0" meta:image-count="0" meta:object-count="0" meta:page-count="7" meta:paragraph-count="238" meta:word-count="1377" meta:character-count="11272" meta:non-whitespace-character-count="9817"/>
  </office:meta>
</office:document-meta>
</file>